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Таблица1" style:family="table">
      <style:table-properties style:width="6.07cm" fo:margin-left="10.423cm" table:align="left"/>
    </style:style>
    <style:style style:name="Таблица1.A" style:family="table-column">
      <style:table-column-properties style:column-width="3.369cm"/>
    </style:style>
    <style:style style:name="Таблица1.B" style:family="table-column">
      <style:table-column-properties style:column-width="2.701cm"/>
    </style:style>
    <style:style style:name="Таблица1.1" style:family="table-row">
      <style:table-row-properties style:min-row-height="0.443cm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0.51cm"/>
    </style:style>
    <style:style style:name="Таблица1.4" style:family="table-row">
      <style:table-row-properties style:min-row-height="1.97cm"/>
    </style:style>
    <style:style style:name="P1" style:family="paragraph" style:parent-style-name="Normal">
      <style:paragraph-properties fo:margin-left="0.702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1.797cm" fo:margin-right="15.951cm" fo:margin-top="0cm" fo:margin-bottom="0cm" loext:contextual-spacing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864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2.499cm" fo:margin-top="0cm" fo:margin-bottom="0cm" loext:contextual-spacing="false" fo:text-align="center" style:justify-single-word="false" fo:text-indent="0cm" style:auto-text-indent="false"/>
    </style:style>
    <style:style style:name="P5" style:family="paragraph" style:parent-style-name="Normal">
      <style:paragraph-properties fo:margin-left="0.155cm" fo:margin-right="0cm" fo:margin-top="0cm" fo:margin-bottom="1.325cm" loext:contextual-spacing="false" fo:line-height="90%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72cm" fo:margin-right="0cm" fo:margin-top="0cm" fo:margin-bottom="1.736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72cm" fo:margin-right="0cm" fo:margin-top="0cm" fo:margin-bottom="0.49cm" loext:contextual-spacing="false" fo:line-height="103%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72cm" fo:margin-right="0cm" fo:margin-top="0cm" fo:margin-bottom="0.023cm" loext:contextual-spacing="false" fo:line-height="103%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72cm" fo:margin-right="0cm" fo:margin-top="0cm" fo:margin-bottom="0.991cm" loext:contextual-spacing="false" fo:line-height="103%" fo:text-indent="-0.018cm" style:auto-text-indent="false">
        <style:tab-stops/>
      </style:paragraph-properties>
    </style:style>
    <style:style style:name="P10" style:family="paragraph" style:parent-style-name="Normal">
      <style:paragraph-properties fo:margin-left="0.72cm" fo:margin-right="0.492cm" fo:margin-top="0cm" fo:margin-bottom="4.969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1" style:family="paragraph" style:parent-style-name="Normal">
      <style:paragraph-properties fo:margin-left="1.284cm" fo:margin-right="0cm" fo:margin-top="0cm" fo:margin-bottom="0cm" loext:contextual-spacing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top="0cm" fo:margin-bottom="0cm" loext:contextual-spacing="false"/>
    </style:style>
    <style:style style:name="P13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14" style:family="paragraph" style:parent-style-name="Normal">
      <style:paragraph-properties fo:margin-left="1.462cm" fo:margin-right="0cm" fo:margin-top="0cm" fo:margin-bottom="0cm" loext:contextual-spacing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189cm" fo:margin-right="0.422cm" fo:margin-top="0cm" fo:margin-bottom="0cm" loext:contextual-spacing="false" fo:line-height="99%" fo:text-align="end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.238cm" fo:margin-right="0cm" fo:margin-top="0cm" fo:margin-bottom="0cm" loext:contextual-spacing="false" fo:text-indent="0.206cm" style:auto-text-indent="false">
        <style:tab-stops/>
      </style:paragraph-properties>
    </style:style>
    <style:style style:name="P17" style:family="paragraph" style:parent-style-name="Normal">
      <style:paragraph-properties fo:margin-left="0.693cm" fo:margin-right="0cm" fo:margin-top="0cm" fo:margin-bottom="0.083cm" loext:contextual-spacing="false" fo:line-height="103%" fo:text-align="justify" style:justify-single-word="false" fo:text-indent="-0.018cm" style:auto-text-indent="false">
        <style:tab-stops/>
      </style:paragraph-properties>
    </style:style>
    <style:style style:name="P18" style:family="paragraph" style:parent-style-name="Normal">
      <style:paragraph-properties fo:margin-left="0.693cm" fo:margin-right="0cm" fo:margin-top="0cm" fo:margin-bottom="1.051cm" loext:contextual-spacing="false" fo:line-height="103%" fo:text-align="justify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0.693cm" fo:margin-right="0cm" fo:margin-top="0cm" fo:margin-bottom="0.019cm" loext:contextual-spacing="false" fo:line-height="103%" fo:text-align="justify" style:justify-single-word="false" fo:text-indent="-0.018cm" style:auto-text-indent="false">
        <style:tab-stops/>
      </style:paragraph-properties>
    </style:style>
    <style:style style:name="P20" style:family="paragraph" style:parent-style-name="Normal">
      <style:paragraph-properties fo:margin-left="0.693cm" fo:margin-right="0cm" fo:margin-top="0cm" fo:margin-bottom="1.06cm" loext:contextual-spacing="false" fo:line-height="103%" fo:text-align="justify" style:justify-single-word="false" fo:text-indent="-0.018cm" style:auto-text-indent="false">
        <style:tab-stops/>
      </style:paragraph-properties>
    </style:style>
    <style:style style:name="P21" style:family="paragraph" style:parent-style-name="Normal">
      <style:paragraph-properties fo:margin-left="0.194cm" fo:margin-right="0.965cm" fo:margin-top="0cm" fo:margin-bottom="0.016cm" loext:contextual-spacing="false" fo:line-height="104%" fo:text-indent="-0.018cm" style:auto-text-indent="false">
        <style:tab-stops/>
      </style:paragraph-properties>
    </style:style>
    <style:style style:name="P22" style:family="paragraph" style:parent-style-name="Normal">
      <style:paragraph-properties fo:margin-left="0.194cm" fo:margin-right="16.113cm" fo:margin-top="0cm" fo:margin-bottom="0.021cm" loext:contextual-spacing="false" fo:line-height="110%" fo:text-indent="-0.018cm" style:auto-text-indent="false">
        <style:tab-stops/>
      </style:paragraph-properties>
    </style:style>
    <style:style style:name="P23" style:family="paragraph" style:parent-style-name="Normal">
      <style:paragraph-properties fo:margin-left="-0.009cm" fo:margin-right="0cm" fo:margin-top="0cm" fo:margin-bottom="0.021cm" loext:contextual-spacing="false" fo:line-height="110%" fo:text-indent="-0.018cm" style:auto-text-indent="false">
        <style:tab-stops/>
      </style:paragraph-properties>
    </style:style>
    <style:style style:name="P24" style:family="paragraph" style:parent-style-name="Normal">
      <style:paragraph-properties fo:margin-left="-0.009cm" fo:margin-right="0cm" fo:margin-top="0cm" fo:margin-bottom="0.005cm" loext:contextual-spacing="false" fo:text-indent="-0.018cm" style:auto-text-indent="false">
        <style:tab-stops/>
      </style:paragraph-properties>
    </style:style>
    <style:style style:name="P25" style:family="paragraph" style:parent-style-name="Normal">
      <style:paragraph-properties fo:margin-left="-0.009cm" fo:margin-right="0cm" fo:margin-top="0cm" fo:margin-bottom="0.023cm" loext:contextual-spacing="false" fo:line-height="103%" fo:text-indent="-0.018cm" style:auto-text-indent="false">
        <style:tab-stops/>
      </style:paragraph-properties>
    </style:style>
    <style:style style:name="P26" style:family="paragraph" style:parent-style-name="Normal">
      <style:paragraph-properties fo:margin-left="-0.009cm" fo:margin-right="0cm" fo:margin-top="0cm" fo:margin-bottom="0.482cm" loext:contextual-spacing="false" fo:line-height="103%" fo:text-indent="-0.018cm" style:auto-text-indent="false">
        <style:tab-stops/>
      </style:paragraph-properties>
    </style:style>
    <style:style style:name="P27" style:family="paragraph" style:parent-style-name="Normal">
      <style:paragraph-properties fo:margin-left="-0.009cm" fo:margin-right="0cm" fo:margin-top="0cm" fo:margin-bottom="0.991cm" loext:contextual-spacing="false" fo:line-height="103%" fo:text-indent="-0.018cm" style:auto-text-indent="false">
        <style:tab-stops/>
      </style:paragraph-properties>
    </style:style>
    <style:style style:name="P28" style:family="paragraph" style:parent-style-name="Normal">
      <style:paragraph-properties fo:margin-left="-0.009cm" fo:margin-right="0cm" fo:margin-top="0cm" fo:margin-bottom="0.069cm" loext:contextual-spacing="false" fo:line-height="103%" fo:text-indent="-0.018cm" style:auto-text-indent="false">
        <style:tab-stops/>
      </style:paragraph-properties>
    </style:style>
    <style:style style:name="P29" style:family="paragraph" style:parent-style-name="Normal">
      <style:paragraph-properties fo:margin-left="-0.009cm" fo:margin-right="0cm" fo:margin-top="0cm" fo:margin-bottom="0.577cm" loext:contextual-spacing="false" fo:line-height="103%" fo:text-indent="-0.018cm" style:auto-text-indent="false">
        <style:tab-stops/>
      </style:paragraph-properties>
    </style:style>
    <style:style style:name="P30" style:family="paragraph" style:parent-style-name="Normal">
      <style:paragraph-properties fo:margin-left="-0.009cm" fo:margin-right="16.113cm" fo:margin-top="0cm" fo:margin-bottom="0.021cm" loext:contextual-spacing="false" fo:line-height="110%" fo:text-indent="-0.018cm" style:auto-text-indent="false">
        <style:tab-stops/>
      </style:paragraph-properties>
    </style:style>
    <style:style style:name="P31" style:family="paragraph" style:parent-style-name="Normal">
      <style:paragraph-properties fo:margin-left="-0.009cm" fo:margin-right="0.965cm" fo:margin-top="0cm" fo:margin-bottom="0.016cm" loext:contextual-spacing="false" fo:line-height="104%" fo:text-indent="-0.018cm" style:auto-text-indent="false">
        <style:tab-stops/>
      </style:paragraph-properties>
    </style:style>
    <style:style style:name="P32" style:family="paragraph" style:parent-style-name="Normal">
      <style:paragraph-properties fo:margin-left="1.406cm" fo:margin-right="0.965cm" fo:margin-top="0cm" fo:margin-bottom="0.016cm" loext:contextual-spacing="false" fo:line-height="104%" fo:text-indent="-1.229cm" style:auto-text-indent="false">
        <style:tab-stops/>
      </style:paragraph-properties>
    </style:style>
    <style:style style:name="P33" style:family="paragraph" style:parent-style-name="Normal">
      <style:paragraph-properties fo:margin-left="-0.009cm" fo:margin-right="9.433cm" fo:margin-top="0cm" fo:margin-bottom="0.016cm" loext:contextual-spacing="false" fo:line-height="104%" fo:text-indent="-0.018cm" style:auto-text-indent="false">
        <style:tab-stops/>
      </style:paragraph-properties>
    </style:style>
    <style:style style:name="P34" style:family="paragraph" style:parent-style-name="Normal">
      <style:paragraph-properties fo:margin-left="-0.009cm" fo:margin-right="3.829cm" fo:margin-top="0cm" fo:margin-bottom="0.016cm" loext:contextual-spacing="false" fo:line-height="104%" fo:text-indent="-0.018cm" style:auto-text-indent="false">
        <style:tab-stops/>
      </style:paragraph-properties>
    </style:style>
    <style:style style:name="P35" style:family="paragraph" style:parent-style-name="Normal">
      <style:paragraph-properties fo:margin-left="-0.009cm" fo:margin-right="10.268cm" fo:margin-top="0cm" fo:margin-bottom="0.016cm" loext:contextual-spacing="false" fo:line-height="104%" fo:text-indent="-0.018cm" style:auto-text-indent="false">
        <style:tab-stops/>
      </style:paragraph-properties>
    </style:style>
    <style:style style:name="P36" style:family="paragraph" style:parent-style-name="Normal">
      <style:paragraph-properties fo:margin-left="-0.009cm" fo:margin-right="7.851cm" fo:margin-top="0cm" fo:margin-bottom="0.016cm" loext:contextual-spacing="false" fo:line-height="104%" fo:text-indent="-0.018cm" style:auto-text-indent="false">
        <style:tab-stops/>
      </style:paragraph-properties>
    </style:style>
    <style:style style:name="P37" style:family="paragraph" style:parent-style-name="Normal">
      <style:paragraph-properties fo:margin-left="-0.026cm" fo:margin-right="0cm" fo:margin-top="0cm" fo:margin-bottom="0.016cm" loext:contextual-spacing="false" fo:line-height="104%" fo:text-indent="0cm" style:auto-text-indent="false">
        <style:tab-stops>
          <style:tab-stop style:position="4.861cm" style:type="center"/>
        </style:tab-stops>
      </style:paragraph-properties>
    </style:style>
    <style:style style:name="P38" style:family="paragraph" style:parent-style-name="Normal">
      <style:paragraph-properties fo:margin-left="-0.026cm" fo:margin-right="0cm" fo:margin-top="0cm" fo:margin-bottom="0.069cm" loext:contextual-spacing="false" fo:line-height="103%" fo:text-indent="0cm" style:auto-text-indent="false">
        <style:tab-stops>
          <style:tab-stop style:position="6.535cm" style:type="center"/>
        </style:tab-stops>
      </style:paragraph-properties>
    </style:style>
    <style:style style:name="P39" style:family="paragraph" style:parent-style-name="Normal">
      <style:paragraph-properties fo:margin-left="-0.026cm" fo:margin-right="0cm" fo:margin-top="0cm" fo:margin-bottom="0.069cm" loext:contextual-spacing="false" fo:line-height="103%" fo:text-indent="0cm" style:auto-text-indent="false">
        <style:tab-stops>
          <style:tab-stop style:position="5.233cm" style:type="center"/>
        </style:tab-stops>
      </style:paragraph-properties>
    </style:style>
    <style:style style:name="P40" style:family="paragraph" style:parent-style-name="Normal">
      <style:paragraph-properties fo:margin-left="-0.026cm" fo:margin-right="0cm" fo:margin-top="0cm" fo:margin-bottom="0.069cm" loext:contextual-spacing="false" fo:line-height="103%" fo:text-indent="0cm" style:auto-text-indent="false">
        <style:tab-stops>
          <style:tab-stop style:position="5.667cm" style:type="center"/>
        </style:tab-stops>
      </style:paragraph-properties>
    </style:style>
    <style:style style:name="P41" style:family="paragraph" style:parent-style-name="Normal">
      <style:paragraph-properties fo:margin-left="-0.026cm" fo:margin-right="0cm" fo:margin-top="0cm" fo:margin-bottom="0.023cm" loext:contextual-spacing="false" fo:line-height="103%" fo:text-indent="0cm" style:auto-text-indent="false">
        <style:tab-stops>
          <style:tab-stop style:position="7.403cm" style:type="center"/>
          <style:tab-stop style:position="10.874cm" style:type="center"/>
          <style:tab-stop style:position="15.323cm" style:type="center"/>
        </style:tab-stops>
      </style:paragraph-properties>
    </style:style>
    <style:style style:name="P42" style:family="paragraph" style:parent-style-name="Normal">
      <style:paragraph-properties fo:margin-left="-0.026cm" fo:margin-right="0cm" fo:margin-top="0cm" fo:margin-bottom="0.023cm" loext:contextual-spacing="false" fo:line-height="103%" fo:text-indent="0cm" style:auto-text-indent="false">
        <style:tab-stops>
          <style:tab-stop style:position="3.173cm" style:type="center"/>
          <style:tab-stop style:position="6.211cm" style:type="center"/>
          <style:tab-stop style:position="13.587cm" style:type="center"/>
        </style:tab-stops>
      </style:paragraph-properties>
    </style:style>
    <style:style style:name="P43" style:family="paragraph" style:parent-style-name="Normal">
      <style:paragraph-properties fo:margin-left="-0.026cm" fo:margin-right="0cm" fo:margin-top="0cm" fo:margin-bottom="0.023cm" loext:contextual-spacing="false" fo:line-height="103%" fo:text-indent="0cm" style:auto-text-indent="false">
        <style:tab-stops>
          <style:tab-stop style:position="4.258cm" style:type="center"/>
        </style:tab-stops>
      </style:paragraph-properties>
    </style:style>
    <style:style style:name="P44" style:family="paragraph" style:parent-style-name="Normal">
      <style:paragraph-properties fo:margin-left="0cm" fo:margin-right="12.592cm" fo:margin-top="0cm" fo:margin-bottom="0cm" loext:contextual-spacing="false" fo:line-height="117%" fo:text-align="justify" style:justify-single-word="false" fo:text-indent="0cm" style:auto-text-indent="false"/>
    </style:style>
    <style:style style:name="P45" style:family="paragraph" style:parent-style-name="Normal">
      <style:paragraph-properties fo:margin-left="0.72cm" fo:margin-right="4.556cm" fo:margin-top="0cm" fo:margin-bottom="0.023cm" loext:contextual-spacing="false" fo:line-height="197%" fo:text-indent="-0.018cm" style:auto-text-indent="false">
        <style:tab-stops/>
      </style:paragraph-properties>
    </style:style>
    <style:style style:name="P46" style:family="paragraph" style:parent-style-name="Normal">
      <style:paragraph-properties fo:margin-left="-0.009cm" fo:margin-right="15.896cm" fo:margin-top="0cm" fo:margin-bottom="0.023cm" loext:contextual-spacing="false" fo:line-height="103%" fo:text-indent="-0.018cm" style:auto-text-indent="false">
        <style:tab-stops/>
      </style:paragraph-properties>
    </style:style>
    <style:style style:name="P47" style:family="paragraph" style:parent-style-name="Normal">
      <style:paragraph-properties fo:margin-left="-0.009cm" fo:margin-right="1.577cm" fo:margin-top="0cm" fo:margin-bottom="0.023cm" loext:contextual-spacing="false" fo:line-height="103%" fo:text-indent="-0.018cm" style:auto-text-indent="false">
        <style:tab-stops/>
      </style:paragraph-properties>
    </style:style>
    <style:style style:name="P48" style:family="paragraph" style:parent-style-name="Normal">
      <style:paragraph-properties fo:margin-left="-0.009cm" fo:margin-right="13.944cm" fo:margin-top="0cm" fo:margin-bottom="0.023cm" loext:contextual-spacing="false" fo:line-height="103%" fo:text-indent="-0.018cm" style:auto-text-indent="false">
        <style:tab-stops/>
      </style:paragraph-properties>
    </style:style>
    <style:style style:name="P49" style:family="paragraph" style:parent-style-name="Normal">
      <style:paragraph-properties fo:margin-left="-0.009cm" fo:margin-right="18.066cm" fo:margin-top="0cm" fo:margin-bottom="0.023cm" loext:contextual-spacing="false" fo:line-height="103%" fo:text-indent="-0.018cm" style:auto-text-indent="false">
        <style:tab-stops/>
      </style:paragraph-properties>
    </style:style>
    <style:style style:name="P50" style:family="paragraph" style:parent-style-name="Normal">
      <style:paragraph-properties fo:margin-left="-0.009cm" fo:margin-right="-0.161cm" fo:margin-top="0cm" fo:margin-bottom="0.069cm" loext:contextual-spacing="false" fo:line-height="103%" fo:text-indent="-0.018cm" style:auto-text-indent="false">
        <style:tab-stops/>
      </style:paragraph-properties>
    </style:style>
    <style:style style:name="P51" style:family="paragraph" style:parent-style-name="Normal">
      <style:paragraph-properties fo:margin-left="0.018cm" fo:margin-right="2.499cm" fo:margin-top="0cm" fo:margin-bottom="0.083cm" loext:contextual-spacing="false" fo:line-height="103%" fo:text-align="justify" style:justify-single-word="false" fo:text-indent="-0.018cm" style:auto-text-indent="false">
        <style:tab-stops/>
      </style:paragraph-properties>
    </style:style>
    <style:style style:name="P52" style:family="paragraph" style:parent-style-name="Normal">
      <style:paragraph-properties fo:margin-left="0.018cm" fo:margin-right="1.697cm" fo:margin-top="0cm" fo:margin-bottom="0.083cm" loext:contextual-spacing="false" fo:line-height="103%" fo:text-align="justify" style:justify-single-word="false" fo:text-indent="-0.018cm" style:auto-text-indent="false">
        <style:tab-stops/>
      </style:paragraph-properties>
    </style:style>
    <style:style style:name="P53" style:family="paragraph" style:parent-style-name="Heading_20_1">
      <style:paragraph-properties fo:margin-left="1.446cm" fo:margin-right="0cm" fo:margin-top="0cm" fo:margin-bottom="1.487cm" loext:contextual-spacing="false" fo:text-indent="0cm" style:auto-text-indent="false">
        <style:tab-stops/>
      </style:paragraph-properties>
      <style:text-properties style:font-name="Times New Roman"/>
    </style:style>
    <style:style style:name="P54" style:family="paragraph" style:parent-style-name="Heading_20_1">
      <style:paragraph-properties fo:margin-left="1.658cm" fo:margin-right="0cm" fo:text-indent="-0.982cm" style:auto-text-indent="false">
        <style:tab-stops/>
      </style:paragraph-properties>
    </style:style>
    <style:style style:name="P55" style:family="paragraph" style:parent-style-name="Heading_20_1">
      <style:paragraph-properties fo:margin-left="1.658cm" fo:margin-right="0cm" fo:text-indent="-0.982cm" style:auto-text-indent="false">
        <style:tab-stops/>
      </style:paragraph-properties>
      <style:text-properties style:font-name="Times New Roman"/>
    </style:style>
    <style:style style:name="P56" style:family="paragraph" style:parent-style-name="Heading_20_1">
      <style:paragraph-properties fo:margin-left="0.982cm" fo:margin-right="0cm" fo:text-indent="-0.982cm" style:auto-text-indent="false">
        <style:tab-stops/>
      </style:paragraph-properties>
      <style:text-properties style:font-name="Times New Roman"/>
    </style:style>
    <style:style style:name="P57" style:family="paragraph" style:parent-style-name="Heading_20_2">
      <style:paragraph-properties fo:margin-left="1.044cm" fo:margin-right="0cm" fo:margin-top="0cm" fo:margin-bottom="1.61cm" loext:contextual-spacing="false" fo:text-indent="0cm" style:auto-text-indent="false">
        <style:tab-stops/>
      </style:paragraph-properties>
      <style:text-properties style:font-name="Times New Roman"/>
    </style:style>
    <style:style style:name="P58" style:family="paragraph" style:parent-style-name="Heading_20_2">
      <style:paragraph-properties fo:margin-left="0.72cm" fo:margin-right="13.324cm" fo:text-indent="0cm" style:auto-text-indent="false">
        <style:tab-stops/>
      </style:paragraph-properties>
    </style:style>
    <style:style style:name="P59" style:family="paragraph" style:parent-style-name="Heading_20_2">
      <style:paragraph-properties fo:margin-left="-0.009cm" fo:margin-right="13.324cm" fo:text-indent="0cm" style:auto-text-indent="false">
        <style:tab-stops/>
      </style:paragraph-properties>
    </style:style>
    <style:style style:name="P60" style:family="paragraph" style:parent-style-name="Normal" style:master-page-name="MPF0">
      <style:paragraph-properties fo:margin-left="0.702cm" fo:margin-right="0cm" fo:margin-top="0cm" fo:margin-bottom="0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61" style:family="paragraph" style:parent-style-name="Normal" style:master-page-name="MP1">
      <style:paragraph-properties fo:margin-left="-0.009cm" fo:margin-right="16.113cm" fo:margin-top="0cm" fo:margin-bottom="0.021cm" loext:contextual-spacing="false" fo:line-height="110%" fo:text-indent="-0.018cm" style:auto-text-indent="false" style:page-number="auto" fo:break-before="page">
        <style:tab-stops/>
      </style:paragraph-properties>
    </style:style>
    <style:style style:name="P62" style:family="paragraph" style:parent-style-name="Normal" style:master-page-name="MP2">
      <style:paragraph-properties fo:margin-left="-0.009cm" fo:margin-right="0cm" fo:margin-top="0cm" fo:margin-bottom="0.023cm" loext:contextual-spacing="false" fo:line-height="103%" fo:text-indent="-0.018cm" style:auto-text-indent="false" style:page-number="auto" fo:break-before="page">
        <style:tab-stops/>
      </style:paragraph-properties>
    </style:style>
    <style:style style:name="P63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Times New Roman" fo:font-size="12pt" officeooo:paragraph-rsid="000e73f6" style:font-name-asian="Calibri" style:font-size-asian="12pt" style:font-name-complex="Calibri"/>
    </style:style>
    <style:style style:name="P64" style:family="paragraph" style:parent-style-name="Normal">
      <style:paragraph-properties fo:margin-left="0.168cm" fo:margin-right="0cm" fo:margin-top="0cm" fo:margin-bottom="0cm" loext:contextual-spacing="false" fo:text-indent="-0.018cm" style:auto-text-indent="false">
        <style:tab-stops/>
      </style:paragraph-properties>
    </style:style>
    <style:style style:name="P65" style:family="paragraph" style:parent-style-name="Normal">
      <style:paragraph-properties fo:margin-left="0cm" fo:margin-right="6.567cm" fo:margin-top="0cm" fo:margin-bottom="0cm" loext:contextual-spacing="false" fo:line-height="117%" fo:text-align="justify" style:justify-single-word="false" fo:text-indent="0cm" style:auto-text-indent="false"/>
    </style:style>
    <style:style style:name="P66" style:family="paragraph" style:parent-style-name="Standard">
      <style:paragraph-properties fo:margin-left="-0.009cm" fo:margin-right="13.324cm" fo:text-indent="0cm" style:auto-text-indent="false">
        <style:tab-stops/>
      </style:paragraph-properties>
    </style:style>
    <style:style style:name="P67" style:family="paragraph" style:parent-style-name="Standard">
      <style:paragraph-properties fo:margin-left="0cm" fo:margin-right="12.592cm" fo:margin-top="0cm" fo:margin-bottom="0cm" loext:contextual-spacing="false" fo:line-height="117%" fo:text-align="justify" style:justify-single-word="false" fo:text-indent="0cm" style:auto-text-indent="false"/>
    </style:style>
    <style:style style:name="P68" style:family="paragraph" style:parent-style-name="Standard">
      <style:paragraph-properties fo:margin-left="0.168cm" fo:margin-right="0cm" fo:margin-top="0cm" fo:margin-bottom="0cm" loext:contextual-spacing="false" fo:text-indent="-0.018cm" style:auto-text-indent="false">
        <style:tab-stops/>
      </style:paragraph-properties>
    </style:style>
    <style:style style:name="P69" style:family="paragraph">
      <loext:graphic-properties draw:fill="none"/>
    </style:style>
    <style:style style:name="T1" style:family="text">
      <style:text-properties fo:font-size="12pt" style:font-size-asian="12pt"/>
    </style:style>
    <style:style style:name="T2" style:family="text">
      <style:text-properties fo:font-size="17pt" style:font-size-asian="17pt"/>
    </style:style>
    <style:style style:name="T3" style:family="text">
      <style:text-properties fo:font-size="14.5pt" style:font-size-asian="14.5pt"/>
    </style:style>
    <style:style style:name="T4" style:family="text">
      <style:text-properties fo:font-size="10pt" style:font-size-asian="10pt"/>
    </style:style>
    <style:style style:name="T5" style:family="text">
      <style:text-properties fo:color="#006600" fo:font-size="10pt" style:font-size-asian="10pt"/>
    </style:style>
    <style:style style:name="T6" style:family="text">
      <style:text-properties fo:color="#0000ff" fo:font-size="10pt" style:font-size-asian="10pt"/>
    </style:style>
    <style:style style:name="T7" style:family="text">
      <style:text-properties style:font-name="Times New Roman" fo:font-size="17pt" style:font-size-asian="17pt"/>
    </style:style>
    <style:style style:name="T8" style:family="text">
      <style:text-properties style:font-name="Times New Roman" fo:font-size="14.5pt" style:font-size-asian="14.5pt"/>
    </style:style>
    <style:style style:name="T9" style:family="text">
      <style:text-properties style:font-name="Times New Roman" fo:font-size="12pt" style:font-size-asian="12pt"/>
    </style:style>
    <style:style style:name="T10" style:family="text">
      <style:text-properties style:font-name="Times New Roman" fo:font-size="12pt" officeooo:rsid="000e73f6" style:font-size-asian="12pt"/>
    </style:style>
    <style:style style:name="T11" style:family="text">
      <style:text-properties officeooo:rsid="000e73f6"/>
    </style:style>
    <style:style style:name="T12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5f8c8a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908b25" style:font-name="JetBrains Mono" fo:font-size="10pt" fo:font-style="normal" fo:font-weight="normal" style:font-size-asian="10pt" style:font-style-asian="normal" style:font-weight-asian="normal"/>
    </style:style>
    <style:style style:name="gr1" style:family="graphic">
      <style:graphic-properties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4cm" svg:stroke-color="#000000" svg:stroke-opacity="100%" draw:stroke-linejoin="miter" svg:stroke-linecap="butt" draw:fill="none" fo:min-height="0cm" fo:min-width="0cm" fo:padding-top="-0.01cm" fo:padding-bottom="-0.01cm" fo:padding-left="-0.01cm" fo:padding-right="-0.01cm" style:run-through="background"/>
    </style:style>
    <style:style style:name="gr3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Default_20_Paragraph_20_Font"><text:span text:style-name="T7">Московский авиационный институт</text:span></text:span></text:p>
      <text:h text:style-name="P53" text:outline-level="1">(национальный исследовательский университет)</text:h>
      <text:p text:style-name="P5"><text:span text:style-name="Default_20_Paragraph_20_Font"><text:span text:style-name="T8">Факультет информационных технологий и прикладной математики</text:span></text:span></text:p>
      <text:h text:style-name="P57" text:outline-level="2">Кафедра вычислительной математики и программирования</text:h>
      <text:p text:style-name="P6"><text:span text:style-name="Default_20_Paragraph_20_Font"><text:span text:style-name="T9">Лабораторная работа №2 по курсу «Операционные системы»</text:span></text:span></text:p>
      <text:p text:style-name="P10"><text:span text:style-name="Default_20_Paragraph_20_Font"><text:span text:style-name="T9">Управление процессами в ОС. Обеспечение обмена данных между процессами посредством каналов.</text:span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text:span text:style-name="Default_20_Paragraph_20_Font"><text:span text:style-name="T9">Студент:</text:span></text:span></text:p>
          </table:table-cell>
          <table:table-cell table:style-name="Таблица1.A1" office:value-type="string">
            <text:p text:style-name="P63"><text:span text:style-name="Default_20_Paragraph_20_Font"><text:span text:style-name="T11">Чирикова П. С.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2"><text:span text:style-name="Default_20_Paragraph_20_Font"><text:span text:style-name="T9">Преподаватель:</text:span></text:span></text:p>
          </table:table-cell>
          <table:table-cell table:style-name="Таблица1.A1" office:value-type="string">
            <text:p text:style-name="P13"><text:span text:style-name="Default_20_Paragraph_20_Font"><text:span text:style-name="T9">Е.С. Миронов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4"><text:span text:style-name="Default_20_Paragraph_20_Font"><text:span text:style-name="T9">Группа:</text:span></text:span></text:p>
          </table:table-cell>
          <table:table-cell table:style-name="Таблица1.A1" office:value-type="string">
            <text:p text:style-name="P13"><text:span text:style-name="Default_20_Paragraph_20_Font"><text:span text:style-name="T9">М8О-201Б-21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15"><text:span text:style-name="Default_20_Paragraph_20_Font"><text:span text:style-name="T9">Вариант: Дата:</text:span></text:span></text:p>
            <text:p text:style-name="P16"><text:span text:style-name="Default_20_Paragraph_20_Font"><text:span text:style-name="T9">Оценка: Подпись:</text:span></text:span></text:p>
          </table:table-cell>
          <table:table-cell table:style-name="Таблица1.A1" office:value-type="string">
            <text:p text:style-name="P12"><text:span text:style-name="Default_20_Paragraph_20_Font"><text:span text:style-name="T9"/></text:span></text:p>
          </table:table-cell>
        </table:table-row>
      </table:table>
      <text:p text:style-name="P6"><text:span text:style-name="Default_20_Paragraph_20_Font"><text:span text:style-name="T9">Москва, 2023</text:span></text:span></text:p>
      <text:h text:style-name="P55" text:outline-level="1">Постановка задачи</text:h>
      <text:p text:style-name="P17"><text:span text:style-name="Default_20_Paragraph_20_Font"><text:span text:style-name="T9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pipe).</text:span></text:span></text:p>
      <text:p text:style-name="P17"><text:span text:style-name="Default_20_Paragraph_20_Font"><text:span text:style-name="T9">Необходимо обрабатывать системные ошибки, которые могут возникнуть в результате работы.</text:span></text:span></text:p>
      <text:p text:style-name="P17"><text:soft-page-break/><text:span text:style-name="Default_20_Paragraph_20_Font"><text:span text:style-name="T9">Родительский процесс создает два дочерних процесса. Перенаправление стандартных потоков Child1 и Child2 можно «соединить» между собой дополнительным каналом. Родительский и дочерний процесс должны быть представлены разными программами.</text:span></text:span></text:p>
      <text:p text:style-name="P17"><text:span text:style-name="Default_20_Paragraph_20_Font"><text:span text:style-name="T9">Родительский процесс принимает от пользователя строки произвольной длины и пересылает их в pipe1. Процесс child1 и child2 производят работу над строками. Child2 пересылает результат своей работы родительскому процессу. Родительский процесс полученный результат выводит в стандартный поток вывода.</text:span></text:span></text:p>
      <text:p text:style-name="P18"><text:span text:style-name="Default_20_Paragraph_20_Font"><text:span text:style-name="T9">Child1 переводит строки в верхний регистр. Child2 убирает все задвоенные пробелы.</text:span></text:span></text:p>
      <text:h text:style-name="P55" text:outline-level="1">Сведения о программе</text:h>
      <text:p text:style-name="P19"><text:span text:style-name="Default_20_Paragraph_20_Font"><text:span text:style-name="T9">Программа написанна на С++ в Unix подобной операционной системе на базе ядра</text:span></text:span></text:p>
      <text:p text:style-name="P17"><text:span text:style-name="Default_20_Paragraph_20_Font"><text:span text:style-name="T9">Linux.</text:span></text:span></text:p>
      <text:p text:style-name="P17"><text:span text:style-name="Default_20_Paragraph_20_Font"><text:span text:style-name="T9">При запуске программы пользователь вводит строки в стандартный поток ввода. Программа создает два дочерних процесса для преобразования введенных строк.</text:span></text:span></text:p>
      <text:p text:style-name="P20"><text:span text:style-name="Default_20_Paragraph_20_Font"><text:span text:style-name="T9">По завершении работы программа выводит в стандартный поток вывода введенные строки в верхнем регистре, удалив все задвоенные пробелы</text:span></text:span></text:p>
      <text:h text:style-name="P55" text:outline-level="1">Общий метод и алгоритм решения</text:h>
      <text:p text:style-name="P17"><text:span text:style-name="Default_20_Paragraph_20_Font"><text:span text:style-name="T9">Родительский процесс создает первый дочерний процесс, передав через pipe1 строки, полученные от пользователя. Затем родительский процесс создает второй дочерний процесс.</text:span></text:span></text:p>
      <text:p text:style-name="P17"><text:span text:style-name="Default_20_Paragraph_20_Font"><text:span text:style-name="T9">Первый дочерний прочесс принимает строки и приводит все символы в верхний регистр, после чего передавая полученные строки во второй дочерний процесс через pipe3</text:span></text:span></text:p>
      <text:p text:style-name="P17"><text:span text:style-name="Default_20_Paragraph_20_Font"><text:span text:style-name="T9">Второй дочерний процесс принимает строки через pipe3, после чего удаляет все задвоенные пробелы и передает полученные строки родительскому процессу через pipe2</text:span></text:span></text:p>
      <text:p text:style-name="P18"><text:span text:style-name="Default_20_Paragraph_20_Font"><text:span text:style-name="T9">Результирующие строки родительский процесс считывает из pipe2</text:span></text:span></text:p>
      <text:h text:style-name="P55" text:outline-level="1">Листинг программы</text:h>
      <text:h text:style-name="P58" text:outline-level="2">main.cpp</text:h>
      <text:p text:style-name="P66"><text:span text:style-name="Default_20_Paragraph_20_Font"><text:span text:style-name="T12">#include </text:span></text:span><text:span text:style-name="T13">"parent.hpp"</text:span><text:line-break/><text:span text:style-name="T12">#include </text:span><text:span text:style-name="T13">&lt;vector&gt;</text:span><text:line-break/><text:line-break/><text:span text:style-name="T14">int </text:span><text:span text:style-name="T15">main</text:span><text:span text:style-name="T16">() {</text:span><text:line-break/><text:span text:style-name="T16"> <text:s text:c="3"/></text:span><text:span text:style-name="T17">std</text:span><text:span text:style-name="T16">::</text:span><text:span text:style-name="T17">vector </text:span><text:span text:style-name="T16">&lt;</text:span><text:span text:style-name="T17">std</text:span><text:span text:style-name="T16">::</text:span><text:span text:style-name="T18">string</text:span><text:span text:style-name="T16">&gt; input</text:span><text:span text:style-name="T14">;</text:span><text:line-break/><text:line-break/><text:soft-page-break/><text:span text:style-name="T14"> <text:s text:c="3"/></text:span><text:span text:style-name="T17">std</text:span><text:span text:style-name="T16">::</text:span><text:span text:style-name="T18">string </text:span><text:span text:style-name="T16">s</text:span><text:span text:style-name="T14">;</text:span><text:line-break/><text:span text:style-name="T14"> <text:s text:c="3"/>while </text:span><text:span text:style-name="T16">(getline(</text:span><text:span text:style-name="T17">std</text:span><text:span text:style-name="T16">::cin</text:span><text:span text:style-name="T14">, </text:span><text:span text:style-name="T16">s)) {</text:span><text:line-break/><text:span text:style-name="T16"> <text:s text:c="7"/>input.push_back(s)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7">std</text:span><text:span text:style-name="T16">::</text:span><text:span text:style-name="T17">vector </text:span><text:span text:style-name="T16">&lt;</text:span><text:span text:style-name="T17">std</text:span><text:span text:style-name="T16">::</text:span><text:span text:style-name="T18">string</text:span><text:span text:style-name="T16">&gt; output = ParentRoutine(</text:span><text:span text:style-name="T13">"child1"</text:span><text:span text:style-name="T14">, </text:span><text:span text:style-name="T13">"child2"</text:span><text:span text:style-name="T14">, </text:span><text:span text:style-name="T16">input)</text:span><text:span text:style-name="T14">;</text:span><text:line-break/><text:line-break/><text:span text:style-name="T14"> <text:s text:c="3"/>for </text:span><text:span text:style-name="T16">(</text:span><text:span text:style-name="T14">const auto </text:span><text:span text:style-name="T16">&amp;res : output){</text:span><text:line-break/><text:span text:style-name="T16"> <text:s text:c="7"/></text:span><text:span text:style-name="T17">std</text:span><text:span text:style-name="T16">::cout </text:span><text:span text:style-name="T19">&lt;&lt; </text:span><text:span text:style-name="T16">res </text:span><text:span text:style-name="T19">&lt;&lt; </text:span><text:span text:style-name="T17">std</text:span><text:span text:style-name="T16">::endl</text:span><text:span text:style-name="T14">;</text:span><text:line-break/><text:span text:style-name="T14"> <text:s text:c="3"/></text:span><text:span text:style-name="T16">}</text:span><text:line-break/><text:span text:style-name="T16"> <text:s text:c="3"/></text:span><text:span text:style-name="T14">return </text:span><text:span text:style-name="T20">0</text:span><text:span text:style-name="T14">;</text:span><text:line-break/><text:span text:style-name="T16">}</text:span><text:line-break/></text:p>
      <text:h text:style-name="P59" text:outline-level="2"><text:span text:style-name="Default_20_Paragraph_20_Font"><text:span text:style-name="T4"><text:s/></text:span></text:span>parent.cpp</text:h>
      <text:p text:style-name="P67"><text:span text:style-name="Default_20_Paragraph_20_Font"><text:span text:style-name="T12">#include </text:span></text:span><text:span text:style-name="T13">&lt;sys/wait.h&gt;</text:span><text:line-break/><text:span text:style-name="T12">#include </text:span><text:span text:style-name="T13">&lt;unistd.h&gt;</text:span><text:line-break/><text:line-break/><text:span text:style-name="T12">#include </text:span><text:span text:style-name="T13">"parent.hpp"</text:span><text:line-break/><text:span text:style-name="T12">#include </text:span><text:span text:style-name="T13">"utils.hpp"</text:span><text:line-break/><text:line-break/><text:line-break/><text:span text:style-name="T17">std</text:span><text:span text:style-name="T16">::</text:span><text:span text:style-name="T17">vector</text:span><text:span text:style-name="T16">&lt;</text:span><text:span text:style-name="T17">std</text:span><text:span text:style-name="T16">::</text:span><text:span text:style-name="T18">string</text:span><text:span text:style-name="T16">&gt; </text:span><text:span text:style-name="T15">ParentRoutine</text:span><text:span text:style-name="T16">(</text:span><text:span text:style-name="T14">char const </text:span><text:span text:style-name="T16">*pathToChild1</text:span><text:span text:style-name="T14">, char const </text:span><text:span text:style-name="T16">*pathToChild2</text:span><text:span text:style-name="T14">,</text:span><text:line-break/><text:span text:style-name="T14"> <text:s text:c="38"/>const </text:span><text:span text:style-name="T17">std</text:span><text:span text:style-name="T16">::</text:span><text:span text:style-name="T17">vector</text:span><text:span text:style-name="T16">&lt;</text:span><text:span text:style-name="T17">std</text:span><text:span text:style-name="T16">::</text:span><text:span text:style-name="T18">string</text:span><text:span text:style-name="T16">&gt; &amp;input) {</text:span><text:line-break/><text:span text:style-name="T16"> <text:s text:c="3"/></text:span><text:span text:style-name="T17">std</text:span><text:span text:style-name="T16">::</text:span><text:span text:style-name="T17">vector</text:span><text:span text:style-name="T16">&lt;</text:span><text:span text:style-name="T17">std</text:span><text:span text:style-name="T16">::</text:span><text:span text:style-name="T18">string</text:span><text:span text:style-name="T16">&gt; output</text:span><text:span text:style-name="T14">;</text:span><text:line-break/><text:line-break/><text:span text:style-name="T14"> <text:s text:c="3"/>int </text:span><text:span text:style-name="T16">firstPipe[</text:span><text:span text:style-name="T20">2</text:span><text:span text:style-name="T16">]</text:span><text:span text:style-name="T14">;</text:span><text:line-break/><text:span text:style-name="T14"> <text:s text:c="3"/></text:span><text:span text:style-name="T16">CreatePipe(firstPipe)</text:span><text:span text:style-name="T14">;</text:span><text:line-break/><text:span text:style-name="T14"> <text:s text:c="3"/>int </text:span><text:span text:style-name="T16">pipeBetweenChildren[</text:span><text:span text:style-name="T20">2</text:span><text:span text:style-name="T16">]</text:span><text:span text:style-name="T14">;</text:span><text:line-break/><text:span text:style-name="T14"> <text:s text:c="3"/></text:span><text:span text:style-name="T16">CreatePipe(pipeBetweenChildren)</text:span><text:span text:style-name="T14">;</text:span><text:line-break/><text:line-break/><text:soft-page-break/><text:span text:style-name="T14"> <text:s text:c="3"/>int </text:span><text:span text:style-name="T16">pid = fork()</text:span><text:span text:style-name="T14">;</text:span><text:line-break/><text:line-break/><text:span text:style-name="T14"> <text:s text:c="3"/>if </text:span><text:span text:style-name="T16">(pid == </text:span><text:span text:style-name="T20">0</text:span><text:span text:style-name="T16">) {</text:span><text:line-break/><text:line-break/><text:span text:style-name="T16"> <text:s text:c="7"/>close(firstPipe[</text:span><text:span text:style-name="T21">WRITE_END</text:span><text:span text:style-name="T16">])</text:span><text:span text:style-name="T14">;</text:span><text:line-break/><text:span text:style-name="T14"> <text:s text:c="7"/></text:span><text:span text:style-name="T16">close(pipeBetweenChildren[</text:span><text:span text:style-name="T21">READ_END</text:span><text:span text:style-name="T16">])</text:span><text:span text:style-name="T14">;</text:span><text:line-break/><text:line-break/><text:span text:style-name="T14"> <text:s text:c="7"/></text:span><text:span text:style-name="T16">MakeDup2(firstPipe[</text:span><text:span text:style-name="T21">READ_END</text:span><text:span text:style-name="T16">]</text:span><text:span text:style-name="T14">, </text:span><text:span text:style-name="T22">STDIN_FILENO</text:span><text:span text:style-name="T16">)</text:span><text:span text:style-name="T14">;</text:span><text:line-break/><text:span text:style-name="T14"> <text:s text:c="7"/></text:span><text:span text:style-name="T16">MakeDup2(pipeBetweenChildren[</text:span><text:span text:style-name="T21">WRITE_END</text:span><text:span text:style-name="T16">]</text:span><text:span text:style-name="T14">, </text:span><text:span text:style-name="T22">STDOUT_FILENO</text:span><text:span text:style-name="T16">)</text:span><text:span text:style-name="T14">;</text:span><text:line-break/><text:line-break/><text:span text:style-name="T14"> <text:s text:c="7"/>if </text:span><text:span text:style-name="T16">(execl(pathToChild1</text:span><text:span text:style-name="T14">, </text:span><text:span text:style-name="T13">""</text:span><text:span text:style-name="T14">, nullptr</text:span><text:span text:style-name="T16">) == -</text:span><text:span text:style-name="T20">1</text:span><text:span text:style-name="T16">) {</text:span><text:line-break/><text:span text:style-name="T16"> <text:s text:c="11"/>GetExecError(pathToChild1)</text:span><text:span text:style-name="T14">;</text:span><text:line-break/><text:span text:style-name="T14"> <text:s text:c="7"/></text:span><text:span text:style-name="T16">}</text:span><text:line-break/><text:span text:style-name="T16"> <text:s text:c="7"/>close(firstPipe[</text:span><text:span text:style-name="T21">READ_END</text:span><text:span text:style-name="T16">])</text:span><text:span text:style-name="T14">;</text:span><text:line-break/><text:span text:style-name="T14"> <text:s text:c="7"/></text:span><text:span text:style-name="T16">close(firstPipe[</text:span><text:span text:style-name="T21">WRITE_END</text:span><text:span text:style-name="T16">])</text:span><text:span text:style-name="T14">;</text:span><text:line-break/><text:span text:style-name="T14"> <text:s text:c="3"/></text:span><text:span text:style-name="T16">} </text:span><text:span text:style-name="T14">else if </text:span><text:span text:style-name="T16">(pid == -</text:span><text:span text:style-name="T20">1</text:span><text:span text:style-name="T16">) {</text:span><text:line-break/><text:span text:style-name="T16"> <text:s text:c="7"/>GetForkError()</text:span><text:span text:style-name="T14">;</text:span><text:line-break/><text:span text:style-name="T14"> <text:s text:c="3"/></text:span><text:span text:style-name="T16">} </text:span><text:span text:style-name="T14">else </text:span><text:span text:style-name="T16">{</text:span><text:line-break/><text:span text:style-name="T16"> <text:s text:c="7"/>close(firstPipe[</text:span><text:span text:style-name="T21">READ_END</text:span><text:span text:style-name="T16">])</text:span><text:span text:style-name="T14">;</text:span><text:line-break/><text:span text:style-name="T14"> <text:s text:c="7"/>for </text:span><text:span text:style-name="T16">(</text:span><text:span text:style-name="T14">const </text:span><text:span text:style-name="T17">std</text:span><text:span text:style-name="T16">::</text:span><text:span text:style-name="T18">string </text:span><text:span text:style-name="T16">&amp;s: input) {</text:span><text:line-break/><text:span text:style-name="T16"> <text:s text:c="11"/></text:span><text:span text:style-name="T14">auto </text:span><text:span text:style-name="T16">str = s </text:span><text:span text:style-name="T19">+ </text:span><text:span text:style-name="T13">"</text:span><text:span text:style-name="T14">\n</text:span><text:span text:style-name="T13">"</text:span><text:span text:style-name="T14">;</text:span><text:line-break/><text:span text:style-name="T14"> <text:s text:c="11"/></text:span><text:span text:style-name="T16">write(firstPipe[</text:span><text:span text:style-name="T21">WRITE_END</text:span><text:span text:style-name="T16">]</text:span><text:span text:style-name="T14">, </text:span><text:span text:style-name="T16">str.c_str()</text:span><text:span text:style-name="T14">, </text:span><text:span text:style-name="T16">str.size())</text:span><text:span text:style-name="T14">;</text:span><text:line-break/><text:span text:style-name="T14"> <text:s text:c="7"/></text:span><text:span text:style-name="T16">}</text:span><text:line-break/><text:span text:style-name="T16"> <text:s text:c="7"/>close(firstPipe[</text:span><text:span text:style-name="T21">WRITE_END</text:span><text:span text:style-name="T16">])</text:span><text:span text:style-name="T14">;</text:span><text:line-break/><text:line-break/><text:span text:style-name="T14"> <text:s text:c="7"/>int </text:span><text:span text:style-name="T16">secondPipe[</text:span><text:span text:style-name="T20">2</text:span><text:span text:style-name="T16">]</text:span><text:span text:style-name="T14">;</text:span><text:line-break/><text:span text:style-name="T14"> <text:s text:c="7"/></text:span><text:span text:style-name="T16">CreatePipe(secondPipe)</text:span><text:span text:style-name="T14">;</text:span><text:line-break/><text:line-break/><text:soft-page-break/><text:span text:style-name="T14"> <text:s text:c="7"/></text:span><text:span text:style-name="T16">pid = fork()</text:span><text:span text:style-name="T14">;</text:span><text:line-break/><text:line-break/><text:span text:style-name="T14"> <text:s text:c="7"/>if </text:span><text:span text:style-name="T16">(pid == </text:span><text:span text:style-name="T20">0</text:span><text:span text:style-name="T16">) {</text:span><text:line-break/><text:span text:style-name="T16"> <text:s text:c="11"/>close(secondPipe[</text:span><text:span text:style-name="T21">READ_END</text:span><text:span text:style-name="T16">])</text:span><text:span text:style-name="T14">;</text:span><text:line-break/><text:span text:style-name="T14"> <text:s text:c="11"/></text:span><text:span text:style-name="T16">close(pipeBetweenChildren[</text:span><text:span text:style-name="T21">WRITE_END</text:span><text:span text:style-name="T16">])</text:span><text:span text:style-name="T14">;</text:span><text:line-break/><text:line-break/><text:span text:style-name="T14"> <text:s text:c="11"/></text:span><text:span text:style-name="T16">MakeDup2(pipeBetweenChildren[</text:span><text:span text:style-name="T21">READ_END</text:span><text:span text:style-name="T16">]</text:span><text:span text:style-name="T14">, </text:span><text:span text:style-name="T22">STDIN_FILENO</text:span><text:span text:style-name="T16">)</text:span><text:span text:style-name="T14">;</text:span><text:line-break/><text:span text:style-name="T14"> <text:s text:c="11"/></text:span><text:span text:style-name="T16">MakeDup2(secondPipe[</text:span><text:span text:style-name="T21">WRITE_END</text:span><text:span text:style-name="T16">]</text:span><text:span text:style-name="T14">, </text:span><text:span text:style-name="T22">STDOUT_FILENO</text:span><text:span text:style-name="T16">)</text:span><text:span text:style-name="T14">;</text:span><text:line-break/><text:line-break/><text:span text:style-name="T14"> <text:s text:c="11"/>if </text:span><text:span text:style-name="T16">(execl(pathToChild2</text:span><text:span text:style-name="T14">, </text:span><text:span text:style-name="T13">""</text:span><text:span text:style-name="T14">, nullptr</text:span><text:span text:style-name="T16">) == -</text:span><text:span text:style-name="T20">1</text:span><text:span text:style-name="T16">) {</text:span><text:line-break/><text:span text:style-name="T16"> <text:s text:c="15"/>GetExecError(pathToChild2)</text:span><text:span text:style-name="T14">;</text:span><text:line-break/><text:span text:style-name="T14"> <text:s text:c="11"/></text:span><text:span text:style-name="T16">}</text:span><text:line-break/><text:span text:style-name="T16"> <text:s text:c="7"/>} </text:span><text:span text:style-name="T14">else if </text:span><text:span text:style-name="T16">(pid == -</text:span><text:span text:style-name="T20">1</text:span><text:span text:style-name="T16">) {</text:span><text:line-break/><text:span text:style-name="T16"> <text:s text:c="11"/>GetForkError()</text:span><text:span text:style-name="T14">;</text:span><text:lin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close(secondPipe[</text:span><text:span text:style-name="T21">WRITE_END</text:span><text:span text:style-name="T16">])</text:span><text:span text:style-name="T14">;</text:span><text:line-break/><text:span text:style-name="T14"> <text:s text:c="11"/></text:span><text:span text:style-name="T16">close(pipeBetweenChildren[</text:span><text:span text:style-name="T21">WRITE_END</text:span><text:span text:style-name="T16">])</text:span><text:span text:style-name="T14">;</text:span><text:line-break/><text:span text:style-name="T14"> <text:s text:c="11"/></text:span><text:span text:style-name="T16">close(pipeBetweenChildren[</text:span><text:span text:style-name="T21">READ_END</text:span><text:span text:style-name="T16">])</text:span><text:span text:style-name="T14">;</text:span><text:line-break/><text:span text:style-name="T14"> <text:s text:c="11"/></text:span><text:span text:style-name="T16">wait(</text:span><text:span text:style-name="T14">nullptr</text:span><text:span text:style-name="T16">)</text:span><text:span text:style-name="T14">;</text:span><text:line-break/><text:span text:style-name="T14"> <text:s text:c="11"/>char </text:span><text:span text:style-name="T16">ch</text:span><text:span text:style-name="T14">;</text:span><text:line-break/><text:span text:style-name="T14"> <text:s text:c="11"/></text:span><text:span text:style-name="T17">std</text:span><text:span text:style-name="T16">::</text:span><text:span text:style-name="T18">string </text:span><text:span text:style-name="T16">s</text:span><text:span text:style-name="T14">;</text:span><text:line-break/><text:span text:style-name="T14"> <text:s text:c="11"/>for</text:span><text:span text:style-name="T16">(</text:span><text:span text:style-name="T18">size_t </text:span><text:span text:style-name="T16">i = </text:span><text:span text:style-name="T20">0</text:span><text:span text:style-name="T14">; </text:span><text:span text:style-name="T16">i &lt; input.size()</text:span><text:span text:style-name="T14">; </text:span><text:span text:style-name="T16">++i) {</text:span><text:line-break/><text:span text:style-name="T16"> <text:s text:c="15"/>s.clear()</text:span><text:span text:style-name="T14">;</text:span><text:line-break/><text:span text:style-name="T14"> <text:s text:c="15"/>while</text:span><text:span text:style-name="T16">(read(secondPipe[</text:span><text:span text:style-name="T21">READ_END</text:span><text:span text:style-name="T16">]</text:span><text:span text:style-name="T14">, </text:span><text:span text:style-name="T16">&amp;ch</text:span><text:span text:style-name="T14">, </text:span><text:span text:style-name="T20">1</text:span><text:span text:style-name="T16">) &amp;&amp; ch != </text:span><text:span text:style-name="T13">'</text:span><text:span text:style-name="T14">\n</text:span><text:span text:style-name="T13">'</text:span><text:span text:style-name="T16">) {</text:span><text:line-break/><text:span text:style-name="T16"> <text:s text:c="19"/>s </text:span><text:span text:style-name="T19">+= </text:span><text:span text:style-name="T16">ch</text:span><text:span text:style-name="T14">;</text:span><text:line-break/><text:span text:style-name="T14"> <text:s text:c="15"/></text:span><text:span text:style-name="T16">}</text:span><text:line-break/><text:span text:style-name="T16"> <text:s text:c="15"/>output.push_back(</text:span><text:span text:style-name="T17">std</text:span><text:span text:style-name="T16">::move(s))</text:span><text:span text:style-name="T14">;</text:span><text:line-break/><text:soft-page-break/><text:span text:style-name="T14"> <text:s text:c="11"/></text:span><text:span text:style-name="T16">}</text:span><text:line-break/><text:span text:style-name="T16"> <text:s text:c="11"/></text:span><text:span text:style-name="T17">std</text:span><text:span text:style-name="T16">::cout </text:span><text:span text:style-name="T19">&lt;&lt; </text:span><text:span text:style-name="T17">std</text:span><text:span text:style-name="T16">::endl</text:span><text:span text:style-name="T14">;</text:span><text:line-break/><text:span text:style-name="T14"> <text:s text:c="11"/></text:span><text:span text:style-name="T16">close(secondPipe[</text:span><text:span text:style-name="T21">READ_END</text:span><text:span text:style-name="T16">])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span text:style-name="T16"> <text:s text:c="3"/></text:span><text:span text:style-name="T14">return </text:span><text:span text:style-name="T16">output</text:span><text:span text:style-name="T14">;</text:span><text:line-break/><text:span text:style-name="T16">}</text:span></text:p>
      <text:p text:style-name="P44"><text:span text:style-name="Default_20_Paragraph_20_Font"><text:span text:style-name="T4"><text:s/></text:span></text:span><text:span text:style-name="Default_20_Paragraph_20_Font"><text:span text:style-name="T3">child1.cpp</text:span></text:span></text:p>
      <text:p text:style-name="P66"><text:span text:style-name="Default_20_Paragraph_20_Font"><text:span text:style-name="T12">#include </text:span></text:span><text:span text:style-name="T13">"utils.hpp"</text:span><text:line-break/><text:span text:style-name="T12">#include </text:span><text:span text:style-name="T13">&lt;fstream&gt;</text:span><text:line-break/><text:line-break/><text:span text:style-name="T14">int </text:span><text:span text:style-name="T15">main</text:span><text:span text:style-name="T16">() {</text:span><text:line-break/><text:span text:style-name="T16"> <text:s text:c="3"/></text:span><text:span text:style-name="T17">std</text:span><text:span text:style-name="T16">::</text:span><text:span text:style-name="T18">string </text:span><text:span text:style-name="T16">s</text:span><text:span text:style-name="T14">;</text:span><text:line-break/><text:span text:style-name="T14"> <text:s text:c="3"/>while </text:span><text:span text:style-name="T16">(getline(</text:span><text:span text:style-name="T17">std</text:span><text:span text:style-name="T16">::cin</text:span><text:span text:style-name="T14">, </text:span><text:span text:style-name="T16">s)) {</text:span><text:line-break/><text:span text:style-name="T16"> <text:s text:c="7"/>os &lt;&lt; s &lt;&lt; std:: endl</text:span><text:span text:style-name="T14">;</text:span><text:line-break/><text:span text:style-name="T14"> <text:s text:c="7"/></text:span><text:span text:style-name="T17">std</text:span><text:span text:style-name="T16">::cout </text:span><text:span text:style-name="T19">&lt;&lt; </text:span><text:span text:style-name="T16">UpReg(s) </text:span><text:span text:style-name="T19">&lt;&lt; </text:span><text:span text:style-name="T13">'</text:span><text:span text:style-name="T14">\n</text:span><text:span text:style-name="T13">'</text:span><text:span text:style-name="T14">;</text:span><text:line-break/><text:span text:style-name="T14"> <text:s text:c="3"/></text:span><text:span text:style-name="T16">}</text:span><text:line-break/><text:span text:style-name="T16"> <text:s text:c="3"/></text:span><text:span text:style-name="T14">return </text:span><text:span text:style-name="T20">0</text:span><text:span text:style-name="T14">;</text:span><text:line-break/><text:span text:style-name="T16">}</text:span></text:p>
      <text:h text:style-name="P59" text:outline-level="2"><text:span text:style-name="Default_20_Paragraph_20_Font"><text:span text:style-name="T4"><text:s/></text:span></text:span>child2.cpp</text:h>
      <text:p text:style-name="P68"><text:span text:style-name="Default_20_Paragraph_20_Font"><text:span text:style-name="T12">#include </text:span></text:span><text:span text:style-name="T13">"utils.hpp"</text:span><text:line-break/><text:span text:style-name="T12">#include </text:span><text:span text:style-name="T13">&lt;fstream&gt;</text:span><text:line-break/><text:line-break/><text:span text:style-name="T14">int </text:span><text:span text:style-name="T15">main</text:span><text:span text:style-name="T16">() {</text:span><text:line-break/><text:span text:style-name="T16"> <text:s text:c="3"/></text:span><text:span text:style-name="T17">std</text:span><text:span text:style-name="T16">::</text:span><text:span text:style-name="T18">string </text:span><text:span text:style-name="T16">s</text:span><text:span text:style-name="T14">;</text:span><text:line-break/><text:span text:style-name="T14"> <text:s text:c="3"/>while </text:span><text:span text:style-name="T16">(getline(</text:span><text:span text:style-name="T17">std</text:span><text:span text:style-name="T16">::cin</text:span><text:span text:style-name="T14">, </text:span><text:span text:style-name="T16">s)) {</text:span><text:line-break/><text:span text:style-name="T16"> <text:s text:c="7"/>os &lt;&lt; WithoutDoubleSpace(s) &lt;&lt; std:: endl</text:span><text:span text:style-name="T14">;</text:span><text:line-break/><text:span text:style-name="T14"> <text:s text:c="7"/></text:span><text:span text:style-name="T17">std</text:span><text:span text:style-name="T16">::cout </text:span><text:span text:style-name="T19">&lt;&lt; </text:span><text:span text:style-name="T16">WithoutDoubleSpace(s) </text:span><text:span text:style-name="T19">&lt;&lt; </text:span><text:span text:style-name="T13">'</text:span><text:span text:style-name="T14">\n</text:span><text:span text:style-name="T13">'</text:span><text:span text:style-name="T14">;</text:span><text:line-break/><text:span text:style-name="T14"> <text:s text:c="3"/></text:span><text:span text:style-name="T16">}</text:span><text:line-break/><text:span text:style-name="T16"> <text:s text:c="3"/></text:span><text:span text:style-name="T14">return </text:span><text:span text:style-name="T20">0</text:span><text:span text:style-name="T14">;</text:span><text:line-break/><text:span text:style-name="T16">}</text:span></text:p>
      <text:p text:style-name="P68"><text:span text:style-name="Default_20_Paragraph_20_Font"><text:span text:style-name="T6"/></text:span></text:p>
      <text:h text:style-name="P58" text:outline-level="2">utils.cpp</text:h>
      <text:p text:style-name="P64"><draw:g text:anchor-type="paragraph" draw:z-index="1" draw:name="Group 8464" draw:style-name="gr1"><draw:custom-shape draw:name="Shape 807" draw:style-name="gr2" draw:text-style-name="P69" svg:width="0.003cm" svg:height="0.422cm" svg:x="0.506cm" svg:y="-0.079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08" draw:style-name="gr2" draw:text-style-name="P69" svg:width="0.003cm" svg:height="0.422cm" svg:x="0.589cm" svg:y="-0.079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12" draw:style-name="gr2" draw:text-style-name="P69" svg:width="0.003cm" svg:height="0.422cm" svg:x="0.506cm" svg:y="0.343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13" draw:style-name="gr2" draw:text-style-name="P69" svg:width="0.003cm" svg:height="0.422cm" svg:x="0.589cm" svg:y="0.343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15" draw:style-name="gr2" draw:text-style-name="P69" svg:width="0.003cm" svg:height="0.422cm" svg:x="0.506cm" svg:y="0.766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16" draw:style-name="gr2" draw:text-style-name="P69" svg:width="0.003cm" svg:height="0.422cm" svg:x="0.589cm" svg:y="0.766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22" draw:style-name="gr2" draw:text-style-name="P69" svg:width="0.003cm" svg:height="0.422cm" svg:x="0.506cm" svg:y="1.186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23" draw:style-name="gr2" draw:text-style-name="P69" svg:width="0.003cm" svg:height="0.422cm" svg:x="0.589cm" svg:y="1.186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27" draw:style-name="gr2" draw:text-style-name="P69" svg:width="0.003cm" svg:height="0.422cm" svg:x="0.506cm" svg:y="1.609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28" draw:style-name="gr2" draw:text-style-name="P69" svg:width="0.003cm" svg:height="0.422cm" svg:x="0.589cm" svg:y="1.609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37" draw:style-name="gr2" draw:text-style-name="P69" svg:width="0.003cm" svg:height="0.422cm" svg:x="0.506cm" svg:y="2.031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38" draw:style-name="gr2" draw:text-style-name="P69" svg:width="0.003cm" svg:height="0.422cm" svg:x="0.589cm" svg:y="2.031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41" draw:style-name="gr2" draw:text-style-name="P69" svg:width="0.003cm" svg:height="0.422cm" svg:x="0.506cm" svg:y="2.452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42" draw:style-name="gr2" draw:text-style-name="P69" svg:width="0.003cm" svg:height="0.422cm" svg:x="0.589cm" svg:y="2.452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45" draw:style-name="gr2" draw:text-style-name="P69" svg:width="0.003cm" svg:height="0.422cm" svg:x="0.506cm" svg:y="2.874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46" draw:style-name="gr2" draw:text-style-name="P69" svg:width="0.003cm" svg:height="0.422cm" svg:x="0.589cm" svg:y="2.874cm"><text:p/><draw:enhanced-geometry svg:viewBox="0 0 0 151816" draw:text-areas="?f8 ?f9 ?f8 ?f10" draw:type="non-primitive" draw:enhanced-path="M 0 151816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6"/><draw:equation draw:name="f8" draw:formula="0 / ?f6"/><draw:equation draw:name="f9" draw:formula="0 / ?f7"/><draw:equation draw:name="f10" draw:formula="151816 / ?f7"/></draw:enhanced-geometry></draw:custom-shape><draw:custom-shape draw:name="Shape 849" draw:style-name="gr2" draw:text-style-name="P69" svg:width="0.003cm" svg:height="0.422cm" svg:x="0.506cm" svg:y="3.295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50" draw:style-name="gr2" draw:text-style-name="P69" svg:width="0.003cm" svg:height="0.422cm" svg:x="0.589cm" svg:y="3.295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52" draw:style-name="gr2" draw:text-style-name="P69" svg:width="0.003cm" svg:height="0.422cm" svg:x="0.506cm" svg:y="3.717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53" draw:style-name="gr2" draw:text-style-name="P69" svg:width="0.003cm" svg:height="0.422cm" svg:x="0.589cm" svg:y="3.717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57" draw:style-name="gr2" draw:text-style-name="P69" svg:width="0.003cm" svg:height="0.422cm" svg:x="0.506cm" svg:y="4.14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58" draw:style-name="gr2" draw:text-style-name="P69" svg:width="0.003cm" svg:height="0.422cm" svg:x="0.589cm" svg:y="4.14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66" draw:style-name="gr2" draw:text-style-name="P69" svg:width="0.003cm" svg:height="0.422cm" svg:x="0.506cm" svg:y="4.56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67" draw:style-name="gr2" draw:text-style-name="P69" svg:width="0.003cm" svg:height="0.422cm" svg:x="0.589cm" svg:y="4.56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70" draw:style-name="gr2" draw:text-style-name="P69" svg:width="0.003cm" svg:height="0.422cm" svg:x="0.506cm" svg:y="4.982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71" draw:style-name="gr2" draw:text-style-name="P69" svg:width="0.003cm" svg:height="0.422cm" svg:x="0.589cm" svg:y="4.982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74" draw:style-name="gr2" draw:text-style-name="P69" svg:width="0.003cm" svg:height="0.422cm" svg:x="0.506cm" svg:y="5.405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75" draw:style-name="gr2" draw:text-style-name="P69" svg:width="0.003cm" svg:height="0.422cm" svg:x="0.589cm" svg:y="5.405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77" draw:style-name="gr2" draw:text-style-name="P69" svg:width="0.003cm" svg:height="0.422cm" svg:x="0.506cm" svg:y="5.827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78" draw:style-name="gr2" draw:text-style-name="P69" svg:width="0.003cm" svg:height="0.422cm" svg:x="0.589cm" svg:y="5.827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86" draw:style-name="gr2" draw:text-style-name="P69" svg:width="0.003cm" svg:height="0.422cm" svg:x="0.506cm" svg:y="6.248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87" draw:style-name="gr2" draw:text-style-name="P69" svg:width="0.003cm" svg:height="0.422cm" svg:x="0.589cm" svg:y="6.248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92" draw:style-name="gr2" draw:text-style-name="P69" svg:width="0.003cm" svg:height="0.422cm" svg:x="0.506cm" svg:y="6.67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893" draw:style-name="gr2" draw:text-style-name="P69" svg:width="0.003cm" svg:height="0.422cm" svg:x="0.589cm" svg:y="6.67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01" draw:style-name="gr2" draw:text-style-name="P69" svg:width="0.003cm" svg:height="0.422cm" svg:x="0.506cm" svg:y="7.091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02" draw:style-name="gr2" draw:text-style-name="P69" svg:width="0.003cm" svg:height="0.422cm" svg:x="0.589cm" svg:y="7.091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05" draw:style-name="gr2" draw:text-style-name="P69" svg:width="0.003cm" svg:height="0.422cm" svg:x="0.506cm" svg:y="7.513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06" draw:style-name="gr2" draw:text-style-name="P69" svg:width="0.003cm" svg:height="0.422cm" svg:x="0.589cm" svg:y="7.513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09" draw:style-name="gr2" draw:text-style-name="P69" svg:width="0.003cm" svg:height="0.422cm" svg:x="0.506cm" svg:y="7.934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10" draw:style-name="gr2" draw:text-style-name="P69" svg:width="0.003cm" svg:height="0.422cm" svg:x="0.589cm" svg:y="7.934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13" draw:style-name="gr2" draw:text-style-name="P69" svg:width="0.003cm" svg:height="0.422cm" svg:x="0.506cm" svg:y="8.356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14" draw:style-name="gr2" draw:text-style-name="P69" svg:width="0.003cm" svg:height="0.422cm" svg:x="0.589cm" svg:y="8.356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16" draw:style-name="gr2" draw:text-style-name="P69" svg:width="0.003cm" svg:height="0.422cm" svg:x="0.506cm" svg:y="8.779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17" draw:style-name="gr2" draw:text-style-name="P69" svg:width="0.003cm" svg:height="0.422cm" svg:x="0.589cm" svg:y="8.779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23" draw:style-name="gr2" draw:text-style-name="P69" svg:width="0.003cm" svg:height="0.422cm" svg:x="0.506cm" svg:y="9.201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24" draw:style-name="gr2" draw:text-style-name="P69" svg:width="0.003cm" svg:height="0.422cm" svg:x="0.589cm" svg:y="9.201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37" draw:style-name="gr2" draw:text-style-name="P69" svg:width="0.003cm" svg:height="0.422cm" svg:x="0.506cm" svg:y="9.621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draw:custom-shape draw:name="Shape 938" draw:style-name="gr2" draw:text-style-name="P69" svg:width="0.003cm" svg:height="0.422cm" svg:x="0.589cm" svg:y="9.621cm"><text:p/><draw:enhanced-geometry svg:viewBox="0 0 0 151815" draw:text-areas="?f8 ?f9 ?f8 ?f10" draw:type="non-primitive" draw:enhanced-path="M 0 15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5"/><draw:equation draw:name="f8" draw:formula="0 / ?f6"/><draw:equation draw:name="f9" draw:formula="0 / ?f7"/><draw:equation draw:name="f10" draw:formula="151815 / ?f7"/></draw:enhanced-geometry></draw:custom-shape></draw:g><text:span text:style-name="Default_20_Paragraph_20_Font"><text:span text:style-name="T4">1</text:span></text:span><text:span text:style-name="Default_20_Paragraph_20_Font"><text:span text:style-name="T12">#include </text:span></text:span><text:span text:style-name="T13">&lt;iostream&gt;</text:span><text:line-break/><text:span text:style-name="T12">#include </text:span><text:span text:style-name="T13">&lt;string&gt;</text:span><text:line-break/><text:line-break/><text:span text:style-name="T12">#include </text:span><text:span text:style-name="T13">"utils.hpp"</text:span><text:line-break/><text:line-break/><text:line-break/><text:line-break/><text:span text:style-name="T17">std</text:span><text:span text:style-name="T16">::</text:span><text:span text:style-name="T18">string </text:span><text:span text:style-name="T15">UpReg</text:span><text:span text:style-name="T16">(</text:span><text:span text:style-name="T14">const </text:span><text:span text:style-name="T17">std</text:span><text:span text:style-name="T16">::</text:span><text:span text:style-name="T18">string</text:span><text:span text:style-name="T16">&amp; s) {</text:span><text:line-break/><text:span text:style-name="T16"> <text:s text:c="3"/></text:span><text:span text:style-name="T17">std</text:span><text:span text:style-name="T16">::</text:span><text:span text:style-name="T18">string </text:span><text:span text:style-name="T16">upRegStr</text:span><text:span text:style-name="T14">;</text:span><text:line-break/><text:span text:style-name="T14"> <text:s text:c="3"/></text:span><text:span text:style-name="T16">upRegStr.reserve(s.size())</text:span><text:span text:style-name="T14">;</text:span><text:line-break/><text:span text:style-name="T14"> <text:s text:c="3"/>for </text:span><text:span text:style-name="T16">(</text:span><text:span text:style-name="T14">char </text:span><text:span text:style-name="T16">i : s) {</text:span><text:line-break/><text:soft-page-break/><text:span text:style-name="T16"> <text:s text:c="7"/>upRegStr </text:span><text:span text:style-name="T19">+= </text:span><text:span text:style-name="T16">toupper(i)</text:span><text:span text:style-name="T14">;</text:span><text:line-break/><text:span text:style-name="T14"> <text:s text:c="3"/></text:span><text:span text:style-name="T16">}</text:span><text:line-break/><text:span text:style-name="T16"> <text:s text:c="3"/></text:span><text:span text:style-name="T14">return </text:span><text:span text:style-name="T16">upRegStr</text:span><text:span text:style-name="T14">;</text:span><text:line-break/><text:span text:style-name="T16">}</text:span><text:line-break/><text:line-break/><text:span text:style-name="T17">std</text:span><text:span text:style-name="T16">::</text:span><text:span text:style-name="T18">string </text:span><text:span text:style-name="T15">WithoutDoubleSpace</text:span><text:span text:style-name="T16">(</text:span><text:span text:style-name="T14">const </text:span><text:span text:style-name="T17">std</text:span><text:span text:style-name="T16">::</text:span><text:span text:style-name="T18">string</text:span><text:span text:style-name="T16">&amp; s) {</text:span><text:line-break/><text:span text:style-name="T16"> <text:s text:c="3"/></text:span><text:span text:style-name="T17">std</text:span><text:span text:style-name="T16">::</text:span><text:span text:style-name="T18">string </text:span><text:span text:style-name="T16">outDoubleSpace</text:span><text:span text:style-name="T14">;</text:span><text:line-break/><text:span text:style-name="T14"> <text:s text:c="3"/></text:span><text:span text:style-name="T16">outDoubleSpace </text:span><text:span text:style-name="T19">+= </text:span><text:span text:style-name="T16">s</text:span><text:span text:style-name="T19">[</text:span><text:span text:style-name="T20">0</text:span><text:span text:style-name="T19">]</text:span><text:span text:style-name="T14">;</text:span><text:line-break/><text:span text:style-name="T14"> <text:s text:c="3"/>for </text:span><text:span text:style-name="T16">(</text:span><text:span text:style-name="T18">size_t </text:span><text:span text:style-name="T16">i = </text:span><text:span text:style-name="T20">1</text:span><text:span text:style-name="T14">; </text:span><text:span text:style-name="T16">i &lt; s.length()</text:span><text:span text:style-name="T14">; </text:span><text:span text:style-name="T16">i++) {</text:span><text:line-break/><text:span text:style-name="T16"> <text:s text:c="7"/></text:span><text:span text:style-name="T14">if </text:span><text:span text:style-name="T16">(s</text:span><text:span text:style-name="T19">[</text:span><text:span text:style-name="T16">i - </text:span><text:span text:style-name="T20">1</text:span><text:span text:style-name="T19">] </text:span><text:span text:style-name="T16">!= </text:span><text:span text:style-name="T13">' ' </text:span><text:span text:style-name="T16">|| s</text:span><text:span text:style-name="T19">[</text:span><text:span text:style-name="T16">i</text:span><text:span text:style-name="T19">] </text:span><text:span text:style-name="T16">!= </text:span><text:span text:style-name="T13">' '</text:span><text:span text:style-name="T16">) {</text:span><text:line-break/><text:span text:style-name="T16"> <text:s text:c="11"/>outDoubleSpace </text:span><text:span text:style-name="T19">+= </text:span><text:span text:style-name="T16">s</text:span><text:span text:style-name="T19">[</text:span><text:span text:style-name="T16">i</text:span><text:span text:style-name="T19">]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span text:style-name="T16"> <text:s text:c="3"/></text:span><text:span text:style-name="T14">return </text:span><text:span text:style-name="T16">outDoubleSpace</text:span><text:span text:style-name="T14">;</text:span><text:line-break/><text:span text:style-name="T16">}</text:span><text:line-break/><text:line-break/><text:span text:style-name="T14">void </text:span><text:span text:style-name="T15">CreatePipe</text:span><text:span text:style-name="T16">(</text:span><text:span text:style-name="T14">int </text:span><text:span text:style-name="T16">fd[]) {</text:span><text:line-break/><text:span text:style-name="T16"> <text:s text:c="3"/></text:span><text:span text:style-name="T14">if </text:span><text:span text:style-name="T16">(pipe(fd) != </text:span><text:span text:style-name="T20">0</text:span><text:span text:style-name="T16">) {</text:span><text:line-break/><text:span text:style-name="T16"> <text:s text:c="7"/></text:span><text:span text:style-name="T17">std</text:span><text:span text:style-name="T16">::cout </text:span><text:span text:style-name="T19">&lt;&lt; </text:span><text:span text:style-name="T13">"Couldn't create pipe" </text:span><text:span text:style-name="T19">&lt;&lt; </text:span><text:span text:style-name="T17">std</text:span><text:span text:style-name="T16">::endl</text:span><text:span text:style-name="T14">;</text:span><text:line-break/><text:span text:style-name="T14"> <text:s text:c="7"/></text:span><text:span text:style-name="T16">exit(</text:span><text:span text:style-name="T22">EXIT_FAILURE</text:span><text:span text:style-name="T16">)</text:span><text:span text:style-name="T14">;</text:span><text:line-break/><text:span text:style-name="T14"> <text:s text:c="3"/></text:span><text:span text:style-name="T16">}</text:span><text:line-break/><text:span text:style-name="T16">}</text:span><text:line-break/><text:line-break/><text:span text:style-name="T14">void </text:span><text:span text:style-name="T15">GetForkError</text:span><text:span text:style-name="T16">() {</text:span><text:line-break/><text:span text:style-name="T16"> <text:s text:c="3"/></text:span><text:span text:style-name="T17">std</text:span><text:span text:style-name="T16">::cout </text:span><text:span text:style-name="T19">&lt;&lt; </text:span><text:span text:style-name="T13">"fork error" </text:span><text:span text:style-name="T19">&lt;&lt; </text:span><text:span text:style-name="T17">std</text:span><text:span text:style-name="T16">::endl</text:span><text:span text:style-name="T14">;</text:span><text:line-break/><text:span text:style-name="T14"> <text:s text:c="3"/></text:span><text:span text:style-name="T16">exit(</text:span><text:span text:style-name="T22">EXIT_FAILURE</text:span><text:span text:style-name="T16">)</text:span><text:span text:style-name="T14">;</text:span><text:line-break/><text:span text:style-name="T16">}</text:span><text:line-break/><text:line-break/><text:span text:style-name="T14">void </text:span><text:span text:style-name="T15">MakeDup2</text:span><text:span text:style-name="T16">(</text:span><text:span text:style-name="T14">int </text:span><text:span text:style-name="T16">oldFd</text:span><text:span text:style-name="T14">, int </text:span><text:span text:style-name="T16">newFd) {</text:span><text:line-break/><text:span text:style-name="T16"> <text:s text:c="3"/></text:span><text:span text:style-name="T14">if </text:span><text:span text:style-name="T16">(dup2(oldFd</text:span><text:span text:style-name="T14">, </text:span><text:span text:style-name="T16">newFd) == -</text:span><text:span text:style-name="T20">1</text:span><text:span text:style-name="T16">) {</text:span><text:line-break/><text:span text:style-name="T16"> <text:s text:c="7"/></text:span><text:span text:style-name="T17">std</text:span><text:span text:style-name="T16">::cout </text:span><text:span text:style-name="T19">&lt;&lt; </text:span><text:span text:style-name="T13">"dup2 error" </text:span><text:span text:style-name="T19">&lt;&lt; </text:span><text:span text:style-name="T17">std</text:span><text:span text:style-name="T16">::endl</text:span><text:span text:style-name="T14">;</text:span><text:line-break/><text:span text:style-name="T14"> <text:s text:c="7"/></text:span><text:span text:style-name="T16">exit(</text:span><text:span text:style-name="T22">EXIT_FAILURE</text:span><text:span text:style-name="T16">)</text:span><text:span text:style-name="T14">;</text:span><text:line-break/><text:span text:style-name="T14"> <text:s text:c="3"/></text:span><text:span text:style-name="T16">}</text:span><text:line-break/><text:span text:style-name="T16">}</text:span><text:line-break/><text:line-break/><text:span text:style-name="T14">void </text:span><text:span text:style-name="T15">GetExecError</text:span><text:span text:style-name="T16">(</text:span><text:span text:style-name="T14">const </text:span><text:span text:style-name="T17">std</text:span><text:span text:style-name="T16">:: </text:span><text:span text:style-name="T18">string</text:span><text:span text:style-name="T16">&amp; executableFile) {</text:span><text:line-break/><text:span text:style-name="T16"> <text:s text:c="3"/></text:span><text:span text:style-name="T17">std</text:span><text:span text:style-name="T16">::cout </text:span><text:span text:style-name="T19">&lt;&lt; </text:span><text:span text:style-name="T13">"Exec </text:span><text:span text:style-name="T14">\"</text:span><text:span text:style-name="T13">" </text:span><text:span text:style-name="T19">&lt;&lt; </text:span><text:span text:style-name="T16">executableFile </text:span><text:span text:style-name="T19">&lt;&lt; </text:span><text:span text:style-name="T13">"</text:span><text:span text:style-name="T14">\"</text:span><text:span text:style-name="T13"> error." </text:span><text:span text:style-name="T19">&lt;&lt; </text:span><text:span text:style-name="T17">std</text:span><text:span text:style-name="T16">::endl</text:span><text:span text:style-name="T14">;</text:span><text:line-break/><text:span text:style-name="T16">}</text:span></text:p>
      <text:p text:style-name="P68"><text:span text:style-name="Default_20_Paragraph_20_Font"><text:span text:style-name="T6"/></text:span></text:p>
      <text:h text:style-name="P54" text:outline-level="1">Демонстрация работы программы</text:h>
      <text:p text:style-name="P7"><text:span text:style-name="Default_20_Paragraph_20_Font"><text:span text:style-name="T1">polina@polina-Vostro-3400:~/ClionProjects/os_labs/tests$ cat lab2_test.cpp #include &lt;gtest/gtest.h&gt;</text:span></text:span></text:p>
      <text:p text:style-name="P8"><text:span text:style-name="Default_20_Paragraph_20_Font"><text:span text:style-name="T1">#include &lt;array&gt;</text:span></text:span></text:p>
      <text:p text:style-name="P8"><text:span text:style-name="Default_20_Paragraph_20_Font"><text:span text:style-name="T1">#include &lt;memory&gt;</text:span></text:span></text:p>
      <text:p text:style-name="P8"><text:span text:style-name="Default_20_Paragraph_20_Font"><text:span text:style-name="T1">#include &lt;parent.h&gt;</text:span></text:span></text:p>
      <text:p text:style-name="P9"><text:span text:style-name="Default_20_Paragraph_20_Font"><text:span text:style-name="T1">#include &lt;vector&gt;</text:span></text:span></text:p>
      <text:p text:style-name="P45"><text:soft-page-break/><text:span text:style-name="Default_20_Paragraph_20_Font"><text:span text:style-name="T1">TEST(FirstLabTests,SimpleTest) { constexpr int inputSize = 4; std::array&lt;std::vector&lt;std::string&gt;,inputSize&gt;input;</text:span></text:span></text:p>
      <text:p text:style-name="P62"><text:span text:style-name="Default_20_Paragraph_20_Font"><text:span text:style-name="T1">input[0] = {</text:span></text:span></text:p>
      <text:p text:style-name="P25"><text:span text:style-name="Default_20_Paragraph_20_Font"><text:span text:style-name="T1">"abcabc",</text:span></text:span></text:p>
      <text:p text:style-name="P25"><text:span text:style-name="Default_20_Paragraph_20_Font"><text:span text:style-name="T1">"qwerty qwerty",</text:span></text:span></text:p>
      <text:p text:style-name="P38"><text:span text:style-name="Default_20_Paragraph_20_Font"><text:span text:style-name="T1">"A n O t H e R<text:tab/>TeSt",</text:span></text:span></text:p>
      <text:p text:style-name="P41"><text:span text:style-name="Default_20_Paragraph_20_Font"><text:span text:style-name="T1">"oNe1 Two2 thr3ee 5fiVe<text:tab/>Ei8ght<text:tab/>13thiRTEEN<text:tab/>...",</text:span></text:span></text:p>
      <text:p text:style-name="P25"><text:span text:style-name="Default_20_Paragraph_20_Font"><text:span text:style-name="T1">"2 + 2 = 4",</text:span></text:span></text:p>
      <text:p text:style-name="P25"><text:span text:style-name="Default_20_Paragraph_20_Font"><text:span text:style-name="T1">"0123456789 abcdefghijklmnopqrstuvwxyz"</text:span></text:span></text:p>
      <text:p text:style-name="P46"><text:span text:style-name="Default_20_Paragraph_20_Font"><text:span text:style-name="T1">}; input[1] = {</text:span></text:span></text:p>
      <text:p text:style-name="P25"><text:span text:style-name="Default_20_Paragraph_20_Font"><text:span text:style-name="T1">"second test",</text:span></text:span></text:p>
      <text:p text:style-name="P25"><text:span text:style-name="Default_20_Paragraph_20_Font"><text:span text:style-name="T1">"1234567890/.,’][",</text:span></text:span></text:p>
      <text:p text:style-name="P42"><text:span text:style-name="Default_20_Paragraph_20_Font"><text:span text:style-name="T1">".<text:tab/>.<text:tab/>.<text:tab/>...............",</text:span></text:span></text:p>
      <text:p text:style-name="P25"><text:span text:style-name="Default_20_Paragraph_20_Font"><text:span text:style-name="T1">"!?+-*/_;",</text:span></text:span></text:p>
      <text:p text:style-name="P46"><text:span text:style-name="Default_20_Paragraph_20_Font"><text:span text:style-name="T1">}; input[2] = {</text:span></text:span></text:p>
      <text:p text:style-name="P25"><text:span text:style-name="Default_20_Paragraph_20_Font"><text:span text:style-name="T1">"",</text:span></text:span></text:p>
      <text:p text:style-name="P43"><text:span text:style-name="Default_20_Paragraph_20_Font"><text:span text:style-name="T1">"<text:tab/>"</text:span></text:span></text:p>
      <text:p text:style-name="P46"><text:span text:style-name="Default_20_Paragraph_20_Font"><text:span text:style-name="T1">}; input[3] = {</text:span></text:span></text:p>
      <text:p text:style-name="P25"><text:span text:style-name="Default_20_Paragraph_20_Font"><text:span text:style-name="T1">"AAAAAAAAAAAAAAAAAAAAAAAAAAAAA"</text:span></text:span></text:p>
      <text:p text:style-name="P26"><text:span text:style-name="Default_20_Paragraph_20_Font"><text:span text:style-name="T1">};</text:span></text:span></text:p>
      <text:p text:style-name="P47"><text:span text:style-name="Default_20_Paragraph_20_Font"><text:span text:style-name="T1">std::array&lt;std::vector&lt;std::string&gt;,inputSize&gt;expectedOutput; expectedOutput[0] = {</text:span></text:span></text:p>
      <text:p text:style-name="P25"><text:span text:style-name="Default_20_Paragraph_20_Font"><text:span text:style-name="T1">"ABCABC",</text:span></text:span></text:p>
      <text:p text:style-name="P25"><text:span text:style-name="Default_20_Paragraph_20_Font"><text:span text:style-name="T1">"QWERTY QWERTY",</text:span></text:span></text:p>
      <text:p text:style-name="P25"><text:span text:style-name="Default_20_Paragraph_20_Font"><text:span text:style-name="T1">"A N O T H E R TEST",</text:span></text:span></text:p>
      <text:p text:style-name="P25"><text:span text:style-name="Default_20_Paragraph_20_Font"><text:span text:style-name="T1">"ONE1 TWO2 THR3EE 5FIVE EI8GHT 13THIRTEEN ...",</text:span></text:span></text:p>
      <text:p text:style-name="P25"><text:span text:style-name="Default_20_Paragraph_20_Font"><text:span text:style-name="T1">"2 + 2 = 4",</text:span></text:span></text:p>
      <text:p text:style-name="P25"><text:span text:style-name="Default_20_Paragraph_20_Font"><text:span text:style-name="T1">"0123456789 ABCDEFGHIJKLMNOPQRSTUVWXYZ"</text:span></text:span></text:p>
      <text:p text:style-name="P48"><text:span text:style-name="Default_20_Paragraph_20_Font"><text:span text:style-name="T1">}; expectedOutput[1] = { "SECOND TEST",</text:span></text:span></text:p>
      <text:p text:style-name="P25"><text:span text:style-name="Default_20_Paragraph_20_Font"><text:span text:style-name="T1">"1234567890/.,’][",</text:span></text:span></text:p>
      <text:p text:style-name="P25"><text:span text:style-name="Default_20_Paragraph_20_Font"><text:span text:style-name="T1">". . . ...............",</text:span></text:span></text:p>
      <text:p text:style-name="P48"><text:span text:style-name="Default_20_Paragraph_20_Font"><text:span text:style-name="T1">"!?+-*/_;", }; expectedOutput[2] = {</text:span></text:span></text:p>
      <text:p text:style-name="P25"><text:span text:style-name="Default_20_Paragraph_20_Font"><text:span text:style-name="T1">"",</text:span></text:span></text:p>
      <text:p text:style-name="P25"><text:soft-page-break/><text:span text:style-name="Default_20_Paragraph_20_Font"><text:span text:style-name="T1">" ",</text:span></text:span></text:p>
      <text:p text:style-name="P25"><text:span text:style-name="Default_20_Paragraph_20_Font"><text:span text:style-name="T1">};</text:span></text:span></text:p>
      <text:p text:style-name="P25"><text:span text:style-name="Default_20_Paragraph_20_Font"><text:span text:style-name="T1">expectedOutput[3] = {</text:span></text:span></text:p>
      <text:p text:style-name="P25"><text:span text:style-name="Default_20_Paragraph_20_Font"><text:span text:style-name="T1">"AAAAAAAAAAAAAAAAAAAAAAAAAAAAA"</text:span></text:span></text:p>
      <text:p text:style-name="P27"><text:span text:style-name="Default_20_Paragraph_20_Font"><text:span text:style-name="T1">};</text:span></text:span></text:p>
      <text:p text:style-name="P25"><text:span text:style-name="Default_20_Paragraph_20_Font"><text:span text:style-name="T1">for (int i = 0; i &lt;inputSize; i++) {</text:span></text:span></text:p>
      <text:p text:style-name="P25"><text:span text:style-name="Default_20_Paragraph_20_Font"><text:span text:style-name="T1">auto result = ParentRoutine(getenv("child1"),getenv("child2"),input[i]);</text:span></text:span></text:p>
      <text:p text:style-name="P25"><text:span text:style-name="Default_20_Paragraph_20_Font"><text:span text:style-name="T1">EXPECT_EQ(result,expectedOutput[i]);</text:span></text:span></text:p>
      <text:p text:style-name="P49"><text:span text:style-name="Default_20_Paragraph_20_Font"><text:span text:style-name="T1">} }</text:span></text:span></text:p>
      <text:p text:style-name="P50"><text:span text:style-name="Default_20_Paragraph_20_Font"><text:span text:style-name="T1">botashev@botashev-laptop:~/ClionProjects/os_labs/tests$ ./../cmake-build-debug/tests/l Running main() from /home/botashev/ClionProjects/os_labs/cmake-build-debug/_deps/googl [==========] Running 1 test from 1 test suite.</text:span></text:span></text:p>
      <text:p text:style-name="P28"><text:span text:style-name="Default_20_Paragraph_20_Font"><text:span text:style-name="T1">[----------] Global test environment set-up.</text:span></text:span></text:p>
      <text:p text:style-name="P28"><text:span text:style-name="Default_20_Paragraph_20_Font"><text:span text:style-name="T1">[----------] 1 test from FirstLabTests</text:span></text:span></text:p>
      <text:p text:style-name="P39"><text:span text:style-name="Default_20_Paragraph_20_Font"><text:span text:style-name="T1">[ RUN<text:tab/>] FirstLabTests.SimpleTest</text:span></text:span></text:p>
      <text:p text:style-name="P40"><text:span text:style-name="Default_20_Paragraph_20_Font"><text:span text:style-name="T1">[<text:tab/>OK ] FirstLabTests.SimpleTest (7 ms)</text:span></text:span></text:p>
      <text:p text:style-name="P29"><text:span text:style-name="Default_20_Paragraph_20_Font"><text:span text:style-name="T1">[----------] 1 test from FirstLabTests (7 ms total)</text:span></text:span></text:p>
      <text:p text:style-name="P65"><text:span text:style-name="Default_20_Paragraph_20_Font"><text:span text:style-name="T1">[----------] Global test environment tear-down [==========] 1 test from 1 test suite ran. (7 ms total) [ PASSED ] 1 test.</text:span></text:span></text:p>
      <text:h text:style-name="P56" text:outline-level="1">Вывод</text:h>
      <text:p text:style-name="P51"><text:span text:style-name="Default_20_Paragraph_20_Font"><text:span text:style-name="T9">Одна из основных задач операционной системы - это управление процессами. В большинстве случаев она сама создает процессы для себя и при запуске других программ. Тем не менее бывают случаи, когда необходимо создавать процессы вручную.</text:span></text:span></text:p>
      <text:p text:style-name="P51"><text:span text:style-name="Default_20_Paragraph_20_Font"><text:span text:style-name="T9">В языке Си есть функционал, который позволит нам внутри нашей программы создать дополнительный, дочерний процесс. Этот процесс будет работать параллельно с родительским.</text:span></text:span></text:p>
      <text:p text:style-name="P51"><text:span text:style-name="Default_20_Paragraph_20_Font"><text:span text:style-name="T9">Для этого в языке Си на Unix-подобных ОС используется библеотека unistd.h. Эта библеотека позволяет совершать системные вызовы, которые связаны с вводом/выводом, управлением файлами, каталогами и работой с процессами и запуском программ. Для создания дочерних процессов используется функция fork. При этом с помощью ветвлений в коде можно отделить код родителя от ребенка. У ребенка </text:span></text:span><text:soft-page-break/><text:span text:style-name="Default_20_Paragraph_20_Font"><text:span text:style-name="T9">при этом можно заменить программу, испрользуя для этого функцию exec, а обеспечить связь с помощью pipe.</text:span></text:span></text:p>
      <text:p text:style-name="P52"><text:span text:style-name="Default_20_Paragraph_20_Font"><text:span text:style-name="T9">Подобный функционал есть во многих языках программирования, так как большинство современных программ состаят более, чем из одного процесса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72cm" fo:margin-right="0cm" fo:margin-top="0cm" fo:margin-bottom="0.247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7pt" style:font-name-asian="Calibri" style:font-family-asian="Calibri" style:font-family-generic-asian="swiss" style:font-pitch-asian="variable" style:font-size-asian="17pt" style:font-name-complex="Calibri" style:font-family-complex="Calibri" style:font-family-generic-complex="swiss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173cm" fo:margin-right="0cm" fo:margin-top="0cm" fo:margin-bottom="0.018cm" loext:contextual-spacing="false" fo:line-height="112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.5pt" style:font-name-asian="Calibri" style:font-family-asian="Calibri" style:font-family-generic-asian="swiss" style:font-pitch-asian="variable" style:font-size-asian="14.5pt" style:font-name-complex="Calibri" style:font-family-complex="Calibri" style:font-family-generic-complex="swiss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style:font-name="Calibri" fo:font-family="Calibri" style:font-family-generic="swiss" style:font-pitch="variable" fo:font-size="14.5pt" style:font-name-asian="Calibri" style:font-family-asian="Calibri" style:font-family-generic-asian="swiss" style:font-pitch-asian="variable" style:font-size-asian="14.5pt" style:font-name-complex="Calibri" style:font-family-complex="Calibri" style:font-family-generic-complex="swiss" style:font-pitch-complex="variable"/>
    </style:style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7pt" style:font-name-asian="Calibri" style:font-family-asian="Calibri" style:font-family-generic-asian="swiss" style:font-pitch-asian="variable" style:font-size-asian="17pt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text:outline-style style:name="Outline">
      <text:outline-level-style text:level="1" text:style-name="WW_5f_CharOUTLINELVL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.702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-1.797cm" fo:margin-right="15.951cm" fo:margin-top="0cm" fo:margin-bottom="0cm" loext:contextual-spacing="false" fo:text-indent="0cm" style:auto-text-indent="false">
        <style:tab-stops/>
      </style:paragraph-properties>
    </style:style>
    <style:style style:name="MP3" style:family="paragraph">
      <loext:graphic-properties draw:fill="none"/>
    </style:style>
    <style:style style:name="MP4" style:family="paragraph" style:parent-style-name="Normal">
      <style:paragraph-properties fo:margin-left="0.864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MP5" style:family="paragraph" style:parent-style-name="Normal">
      <style:paragraph-properties fo:margin-left="0cm" fo:margin-right="2.499cm" fo:margin-top="0cm" fo:margin-bottom="0cm" loext:contextual-spacing="false" fo:text-align="center" style:justify-single-word="false" fo:text-indent="0cm" style:auto-text-indent="false"/>
    </style:style>
    <style:style style:name="MT1" style:family="text">
      <style:text-properties fo:font-size="12pt" style:font-size-asian="12pt"/>
    </style:style>
    <style:style style:name="M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14cm" svg:stroke-color="#000000" svg:stroke-opacity="100%" draw:stroke-linejoin="miter" svg:stroke-linecap="butt" draw:fill="none" fo:min-height="0cm" fo:min-width="0cm" fo:padding-top="-0.01cm" fo:padding-bottom="-0.01cm" fo:padding-left="-0.01cm" fo:padding-right="-0.01cm" style:run-through="backgroun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797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3.108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97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4.427cm" fo:margin-bottom="3.263cm" fo:margin-left="1.797cm" fo:margin-right="2.66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51cm" fo:margin-left="0cm" fo:margin-right="0cm" fo:margin-bottom="0cm" style:dynamic-spacing="true"/>
      </style:header-style>
      <style:footer-style>
        <style:header-footer-properties fo:min-height="1.06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3.263cm" fo:margin-left="2.49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03cm" fo:margin-left="0cm" fo:margin-right="0cm" fo:margin-bottom="0cm" style:dynamic-spacing="true"/>
      </style:header-style>
      <style:footer-style>
        <style:header-footer-properties fo:min-height="1.23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8</text:page-number></text:span></text:span></text:p>
      </style:footer>
    </style:master-page>
    <style:master-page style:name="MPF0" style:page-layout-name="Mpm3" style:next-style-name="MP0"/>
    <style:master-page style:name="MP1" style:page-layout-name="Mpm4">
      <style:header>
        <text:p text:style-name="MP2"><draw:g text:anchor-type="paragraph" draw:z-index="0" draw:name="Group 9115" draw:style-name="Mgr1"><draw:custom-shape draw:name="Shape 9116" draw:style-name="Mgr2" draw:text-style-name="MP3" svg:width="0.003cm" svg:height="0.422cm" svg:x="2.304cm" svg:y="4.427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9117" draw:style-name="Mgr2" draw:text-style-name="MP3" svg:width="0.003cm" svg:height="0.422cm" svg:x="2.389cm" svg:y="4.427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/draw:g></text:p>
      </style:header>
      <style:footer>
        <text:p text:style-name="MP4"><text:span text:style-name="Default_20_Paragraph_20_Font"><text:span text:style-name="MT1"><text:page-number text:select-page="current">7</text:page-number></text:span></text:span></text:p>
      </style:footer>
    </style:master-page>
    <style:master-page style:name="MP2" style:page-layout-name="Mpm5">
      <style:header>
        <text:p text:style-name="Normal"/>
      </style:header>
      <style:footer>
        <text:p text:style-name="MP5"><text:span text:style-name="Default_20_Paragraph_20_Font"><text:span text:style-name="MT1"><text:page-number text:select-page="current">11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subject/>
    <meta:initial-creator>word</meta:initial-creator>
    <meta:creation-date>2023-03-19T08:57:00Z</meta:creation-date>
    <dc:date>2023-03-19T13:09:19.020637337</dc:date>
    <meta:editing-cycles>3</meta:editing-cycles>
    <meta:editing-duration>PT5M46S</meta:editing-duration>
    <meta:document-statistic meta:table-count="1" meta:image-count="0" meta:object-count="0" meta:page-count="11" meta:paragraph-count="103" meta:word-count="1081" meta:character-count="9422" meta:non-whitespace-character-count="7591"/>
    <meta:template xlink:type="simple" xlink:actuate="onRequest" xlink:title="" xlink:href="../../../Загрузки/report2.odt/Normal"/>
  </office:meta>
</office:document-meta>
</file>